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pitch="fixed"/>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al Rounded MT Bold" svg:font-family="'Arial Rounded MT Bold', 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3" style:family="table">
      <style:table-properties style:width="14.143cm" table:align="center" style:writing-mode="lr-tb"/>
    </style:style>
    <style:style style:name="Tabla3.A" style:family="table-column">
      <style:table-column-properties style:column-width="4.401cm"/>
    </style:style>
    <style:style style:name="Tabla3.B" style:family="table-column">
      <style:table-column-properties style:column-width="0.27cm"/>
    </style:style>
    <style:style style:name="Tabla3.C" style:family="table-column">
      <style:table-column-properties style:column-width="4.096cm"/>
    </style:style>
    <style:style style:name="Tabla3.E" style:family="table-column">
      <style:table-column-properties style:column-width="5.106cm"/>
    </style:style>
    <style:style style:name="Tabla3.1" style:family="table-row">
      <style:table-row-properties fo:keep-together="auto"/>
    </style:style>
    <style:style style:name="Tabla3.A1" style:family="table-cell">
      <style:table-cell-properties style:vertical-align="top" fo:background-color="#b3b3b3" fo:padding="0.097cm" fo:border="0.05pt solid #000000" style:writing-mode="lr-tb">
        <style:background-image/>
      </style:table-cell-properties>
    </style:style>
    <style:style style:name="Tabla3.B1" style:family="table-cell">
      <style:table-cell-properties style:vertical-align="top" fo:padding="0.097cm" fo:border="none" style:writing-mode="lr-tb"/>
    </style:style>
    <style:style style:name="Tabla3.C1" style:family="table-cell">
      <style:table-cell-properties style:vertical-align="top" fo:background-color="#b3b3b3" fo:padding="0.097cm" fo:border-left="0.05pt solid #000000" fo:border-right="none" fo:border-top="0.05pt solid #000000" fo:border-bottom="0.05pt solid #000000" style:writing-mode="lr-tb">
        <style:background-image/>
      </style:table-cell-properties>
    </style:style>
    <style:style style:name="Tabla3.D1" style:family="table-cell">
      <style:table-cell-properties style:vertical-align="top" fo:padding="0.097cm" fo:border-left="0.05pt solid #000000" fo:border-right="0.05pt solid #000000" fo:border-top="none" fo:border-bottom="none" style:writing-mode="lr-tb"/>
    </style:style>
    <style:style style:name="Tabla3.A2" style:family="table-cell">
      <style:table-cell-properties style:vertical-align="top" fo:padding="0.097cm" fo:border="0.05pt solid #000000" style:writing-mode="lr-tb"/>
    </style:style>
    <style:style style:name="Tabla3.B2" style:family="table-cell">
      <style:table-cell-properties style:vertical-align="top" fo:padding="0.097cm" fo:border="none" style:writing-mode="lr-tb"/>
    </style:style>
    <style:style style:name="Tabla3.C2" style:family="table-cell">
      <style:table-cell-properties style:vertical-align="top" fo:padding="0.097cm" fo:border="0.05pt solid #000000" style:writing-mode="lr-tb"/>
    </style:style>
    <style:style style:name="Tabla3.D2" style:family="table-cell">
      <style:table-cell-properties style:vertical-align="top" fo:padding="0.097cm" fo:border-left="0.05pt solid #000000" fo:border-right="0.05pt solid #000000" fo:border-top="none" fo:border-bottom="none" style:writing-mode="lr-tb"/>
    </style:style>
    <style:style style:name="Tabla3.E2" style:family="table-cell">
      <style:table-cell-properties style:vertical-align="top" fo:padding="0.097cm" fo:border="0.05pt solid #000000" style:writing-mode="lr-tb"/>
    </style:style>
    <style:style style:name="Tabla3.A3" style:family="table-cell">
      <style:table-cell-properties style:vertical-align="top" fo:padding="0.097cm" fo:border-left="0.05pt solid #000000" fo:border-right="0.05pt solid #000000" fo:border-top="none" fo:border-bottom="0.05pt solid #000000" style:writing-mode="lr-tb"/>
    </style:style>
    <style:style style:name="Tabla3.B3" style:family="table-cell">
      <style:table-cell-properties style:vertical-align="top" fo:padding="0.097cm" fo:border="none" style:writing-mode="lr-tb"/>
    </style:style>
    <style:style style:name="Tabla3.C3" style:family="table-cell">
      <style:table-cell-properties style:vertical-align="top" fo:padding="0.097cm" fo:border-left="0.05pt solid #000000" fo:border-right="0.05pt solid #000000" fo:border-top="none" fo:border-bottom="0.05pt solid #000000" style:writing-mode="lr-tb"/>
    </style:style>
    <style:style style:name="Tabla3.D3" style:family="table-cell">
      <style:table-cell-properties style:vertical-align="top" fo:padding="0.097cm" fo:border-left="0.05pt solid #000000" fo:border-right="0.05pt solid #000000" fo:border-top="none" fo:border-bottom="none" style:writing-mode="lr-tb"/>
    </style:style>
    <style:style style:name="Tabla3.E3" style:family="table-cell">
      <style:table-cell-properties style:vertical-align="top" fo:padding="0.097cm" fo:border-left="0.05pt solid #000000" fo:border-right="0.05pt solid #000000" fo:border-top="none" fo:border-bottom="0.05pt solid #000000" style:writing-mode="lr-tb"/>
    </style:style>
    <style:style style:name="Tabla3.A4" style:family="table-cell">
      <style:table-cell-properties style:vertical-align="top" fo:padding="0.097cm" fo:border-left="0.05pt solid #000000" fo:border-right="0.05pt solid #000000" fo:border-top="none" fo:border-bottom="0.05pt solid #000000" style:writing-mode="lr-tb"/>
    </style:style>
    <style:style style:name="Tabla3.B4" style:family="table-cell">
      <style:table-cell-properties style:vertical-align="top" fo:padding="0.097cm" fo:border="none" style:writing-mode="lr-tb"/>
    </style:style>
    <style:style style:name="Tabla3.C4" style:family="table-cell">
      <style:table-cell-properties style:vertical-align="top" fo:padding="0.097cm" fo:border-left="0.05pt solid #000000" fo:border-right="0.05pt solid #000000" fo:border-top="none" fo:border-bottom="0.05pt solid #000000" style:writing-mode="lr-tb"/>
    </style:style>
    <style:style style:name="Tabla3.D4" style:family="table-cell">
      <style:table-cell-properties style:vertical-align="top" fo:padding="0.097cm" fo:border-left="0.05pt solid #000000" fo:border-right="0.05pt solid #000000" fo:border-top="none" fo:border-bottom="none" style:writing-mode="lr-tb"/>
    </style:style>
    <style:style style:name="Tabla3.E4" style:family="table-cell">
      <style:table-cell-properties style:vertical-align="top" fo:padding="0.097cm" fo:border-left="0.05pt solid #000000" fo:border-right="0.05pt solid #000000" fo:border-top="none" fo:border-bottom="0.05pt solid #000000" style:writing-mode="lr-tb"/>
    </style:style>
    <style:style style:name="Tabla3.A5" style:family="table-cell">
      <style:table-cell-properties style:vertical-align="top" fo:padding="0.097cm" fo:border-left="0.05pt solid #000000" fo:border-right="0.05pt solid #000000" fo:border-top="none" fo:border-bottom="0.05pt solid #000000" style:writing-mode="lr-tb"/>
    </style:style>
    <style:style style:name="Tabla3.B5" style:family="table-cell">
      <style:table-cell-properties style:vertical-align="top" fo:padding="0.097cm" fo:border="none" style:writing-mode="lr-tb"/>
    </style:style>
    <style:style style:name="Tabla3.C5" style:family="table-cell">
      <style:table-cell-properties style:vertical-align="top" fo:padding="0.097cm" fo:border-left="0.05pt solid #000000" fo:border-right="0.05pt solid #000000" fo:border-top="none" fo:border-bottom="0.05pt solid #000000" style:writing-mode="lr-tb"/>
    </style:style>
    <style:style style:name="Tabla3.D5" style:family="table-cell">
      <style:table-cell-properties style:vertical-align="top" fo:padding="0.097cm" fo:border="none" style:writing-mode="lr-tb"/>
    </style:style>
    <style:style style:name="Tabla3.E5" style:family="table-cell">
      <style:table-cell-properties style:vertical-align="top" fo:padding="0.097cm" fo:border="none" style:writing-mode="lr-tb"/>
    </style:style>
    <style:style style:name="Tabla3.A6" style:family="table-cell">
      <style:table-cell-properties style:vertical-align="top" fo:padding="0.097cm" fo:border-left="0.05pt solid #000000" fo:border-right="0.05pt solid #000000" fo:border-top="none" fo:border-bottom="0.05pt solid #000000" style:writing-mode="lr-tb"/>
    </style:style>
    <style:style style:name="Tabla3.B6" style:family="table-cell">
      <style:table-cell-properties style:vertical-align="top" fo:padding="0.097cm" fo:border="none" style:writing-mode="lr-tb"/>
    </style:style>
    <style:style style:name="Tabla3.C6" style:family="table-cell">
      <style:table-cell-properties style:vertical-align="top" fo:padding="0.097cm" fo:border="none" style:writing-mode="lr-tb"/>
    </style:style>
    <style:style style:name="Tabla3.D6" style:family="table-cell">
      <style:table-cell-properties style:vertical-align="top" fo:padding="0.097cm" fo:border="none" style:writing-mode="lr-tb"/>
    </style:style>
    <style:style style:name="Tabla3.E6" style:family="table-cell">
      <style:table-cell-properties style:vertical-align="top" fo:padding="0.097cm" fo:border="none" style:writing-mode="lr-tb"/>
    </style:style>
    <style:style style:name="Tabla3.A7" style:family="table-cell">
      <style:table-cell-properties style:vertical-align="top" fo:padding="0.097cm" fo:border-left="0.05pt solid #000000" fo:border-right="0.05pt solid #000000" fo:border-top="none" fo:border-bottom="0.05pt solid #000000" style:writing-mode="lr-tb"/>
    </style:style>
    <style:style style:name="Tabla3.B7" style:family="table-cell">
      <style:table-cell-properties style:vertical-align="top" fo:padding="0.097cm" fo:border="none" style:writing-mode="lr-tb"/>
    </style:style>
    <style:style style:name="Tabla3.C7" style:family="table-cell">
      <style:table-cell-properties style:vertical-align="top" fo:padding="0.097cm" fo:border="none" style:writing-mode="lr-tb"/>
    </style:style>
    <style:style style:name="Tabla3.D7" style:family="table-cell">
      <style:table-cell-properties style:vertical-align="top" fo:padding="0.097cm" fo:border="none" style:writing-mode="lr-tb"/>
    </style:style>
    <style:style style:name="Tabla3.E7" style:family="table-cell">
      <style:table-cell-properties style:vertical-align="top" fo:padding="0.097cm" fo:border="none" style:writing-mode="lr-tb"/>
    </style:style>
    <style:style style:name="Tabla3.A8" style:family="table-cell">
      <style:table-cell-properties style:vertical-align="top" fo:padding="0.097cm" fo:border-left="0.05pt solid #000000" fo:border-right="0.05pt solid #000000" fo:border-top="none" fo:border-bottom="0.05pt solid #000000" style:writing-mode="lr-tb"/>
    </style:style>
    <style:style style:name="Tabla3.B8" style:family="table-cell">
      <style:table-cell-properties style:vertical-align="top" fo:padding="0.097cm" fo:border="none" style:writing-mode="lr-tb"/>
    </style:style>
    <style:style style:name="Tabla3.C8" style:family="table-cell">
      <style:table-cell-properties style:vertical-align="top" fo:padding="0.097cm" fo:border="none" style:writing-mode="lr-tb"/>
    </style:style>
    <style:style style:name="Tabla3.D8" style:family="table-cell">
      <style:table-cell-properties style:vertical-align="top" fo:padding="0.097cm" fo:border="none" style:writing-mode="lr-tb"/>
    </style:style>
    <style:style style:name="Tabla3.E8" style:family="table-cell">
      <style:table-cell-properties style:vertical-align="top" fo:padding="0.097cm" fo:border="none" style:writing-mode="lr-tb"/>
    </style:style>
    <style:style style:name="Tabla3.A9" style:family="table-cell">
      <style:table-cell-properties style:vertical-align="top" fo:padding="0.123cm" fo:border-left="none" fo:border-right="none" fo:border-top="0.05pt solid #000000" fo:border-bottom="0.05pt solid #000000" style:writing-mode="lr-tb"/>
    </style:style>
    <style:style style:name="Tabla3.B9" style:family="table-cell">
      <style:table-cell-properties style:vertical-align="top" fo:padding="0.097cm" fo:border="none" style:writing-mode="lr-tb"/>
    </style:style>
    <style:style style:name="Tabla3.C9" style:family="table-cell">
      <style:table-cell-properties style:vertical-align="top" fo:padding="0.097cm" fo:border="none" style:writing-mode="lr-tb"/>
    </style:style>
    <style:style style:name="Tabla3.D9" style:family="table-cell">
      <style:table-cell-properties style:vertical-align="top" fo:padding="0.097cm" fo:border="none" style:writing-mode="lr-tb"/>
    </style:style>
    <style:style style:name="Tabla3.E9" style:family="table-cell">
      <style:table-cell-properties style:vertical-align="top" fo:padding="0.097cm" fo:border="none" style:writing-mode="lr-tb"/>
    </style:style>
    <style:style style:name="Tabla3.A10" style:family="table-cell">
      <style:table-cell-properties style:vertical-align="top" fo:background-color="#b3b3b3" fo:padding="0.123cm" fo:border="0.05pt solid #000000" style:writing-mode="lr-tb">
        <style:background-image/>
      </style:table-cell-properties>
    </style:style>
    <style:style style:name="Tabla3.B10" style:family="table-cell">
      <style:table-cell-properties style:vertical-align="top" fo:padding="0.097cm" fo:border="none" style:writing-mode="lr-tb"/>
    </style:style>
    <style:style style:name="Tabla3.C10" style:family="table-cell">
      <style:table-cell-properties style:vertical-align="top" fo:background-color="#b3b3b3" fo:padding="0.123cm" fo:border-left="0.05pt solid #000000" fo:border-right="none" fo:border-top="0.05pt solid #000000" fo:border-bottom="0.05pt solid #000000" style:writing-mode="lr-tb">
        <style:background-image/>
      </style:table-cell-properties>
    </style:style>
    <style:style style:name="Tabla3.D10" style:family="table-cell">
      <style:table-cell-properties style:vertical-align="top" fo:padding="0.097cm" fo:border-left="0.05pt solid #000000" fo:border-right="0.05pt solid #000000" fo:border-top="none" fo:border-bottom="none" style:writing-mode="lr-tb"/>
    </style:style>
    <style:style style:name="Tabla3.A11" style:family="table-cell">
      <style:table-cell-properties style:vertical-align="top" fo:padding="0.123cm" fo:border="0.05pt solid #000000" style:writing-mode="lr-tb"/>
    </style:style>
    <style:style style:name="Tabla3.B11" style:family="table-cell">
      <style:table-cell-properties style:vertical-align="top" fo:padding="0.097cm" fo:border="none" style:writing-mode="lr-tb"/>
    </style:style>
    <style:style style:name="Tabla3.C11" style:family="table-cell">
      <style:table-cell-properties style:vertical-align="top" fo:padding="0.123cm" fo:border="0.05pt solid #000000" style:writing-mode="lr-tb"/>
    </style:style>
    <style:style style:name="Tabla3.D11" style:family="table-cell">
      <style:table-cell-properties style:vertical-align="top" fo:padding="0.097cm" fo:border-left="0.05pt solid #000000" fo:border-right="0.05pt solid #000000" fo:border-top="none" fo:border-bottom="none" style:writing-mode="lr-tb"/>
    </style:style>
    <style:style style:name="Tabla3.E11" style:family="table-cell">
      <style:table-cell-properties style:vertical-align="top" fo:padding="0.123cm" fo:border="0.05pt solid #000000" style:writing-mode="lr-tb"/>
    </style:style>
    <style:style style:name="Tabla3.A12" style:family="table-cell">
      <style:table-cell-properties style:vertical-align="top" fo:padding="0.123cm" fo:border-left="0.05pt solid #000000" fo:border-right="0.05pt solid #000000" fo:border-top="none" fo:border-bottom="0.05pt solid #000000" style:writing-mode="lr-tb"/>
    </style:style>
    <style:style style:name="Tabla3.B12" style:family="table-cell">
      <style:table-cell-properties style:vertical-align="top" fo:padding="0.097cm" fo:border="none" style:writing-mode="lr-tb"/>
    </style:style>
    <style:style style:name="Tabla3.C12" style:family="table-cell">
      <style:table-cell-properties style:vertical-align="top" fo:padding="0.123cm" fo:border-left="0.05pt solid #000000" fo:border-right="0.05pt solid #000000" fo:border-top="none" fo:border-bottom="0.05pt solid #000000" style:writing-mode="lr-tb"/>
    </style:style>
    <style:style style:name="Tabla3.D12" style:family="table-cell">
      <style:table-cell-properties style:vertical-align="top" fo:padding="0.097cm" fo:border-left="0.05pt solid #000000" fo:border-right="0.05pt solid #000000" fo:border-top="none" fo:border-bottom="none" style:writing-mode="lr-tb"/>
    </style:style>
    <style:style style:name="Tabla3.E12" style:family="table-cell">
      <style:table-cell-properties style:vertical-align="top" fo:padding="0.123cm" fo:border-left="0.05pt solid #000000" fo:border-right="0.05pt solid #000000" fo:border-top="none" fo:border-bottom="0.05pt solid #000000" style:writing-mode="lr-tb"/>
    </style:style>
    <style:style style:name="Tabla3.A13" style:family="table-cell">
      <style:table-cell-properties style:vertical-align="top" fo:padding="0.123cm" fo:border-left="0.05pt solid #000000" fo:border-right="0.05pt solid #000000" fo:border-top="none" fo:border-bottom="0.05pt solid #000000" style:writing-mode="lr-tb"/>
    </style:style>
    <style:style style:name="Tabla3.B13" style:family="table-cell">
      <style:table-cell-properties style:vertical-align="top" fo:padding="0.097cm" fo:border="none" style:writing-mode="lr-tb"/>
    </style:style>
    <style:style style:name="Tabla3.C13" style:family="table-cell">
      <style:table-cell-properties style:vertical-align="top" fo:padding="0.123cm" fo:border="none" style:writing-mode="lr-tb"/>
    </style:style>
    <style:style style:name="Tabla3.D13" style:family="table-cell">
      <style:table-cell-properties style:vertical-align="top" fo:padding="0.097cm" fo:border="none" style:writing-mode="lr-tb"/>
    </style:style>
    <style:style style:name="Tabla3.E13" style:family="table-cell">
      <style:table-cell-properties style:vertical-align="top" fo:padding="0.123cm" fo:border-left="0.05pt solid #000000" fo:border-right="0.05pt solid #000000" fo:border-top="none" fo:border-bottom="0.05pt solid #000000" style:writing-mode="lr-tb"/>
    </style:style>
    <style:style style:name="Tabla3.A14" style:family="table-cell">
      <style:table-cell-properties style:vertical-align="top" fo:padding="0.123cm" fo:border-left="0.05pt solid #000000" fo:border-right="0.05pt solid #000000" fo:border-top="none" fo:border-bottom="0.05pt solid #000000" style:writing-mode="lr-tb"/>
    </style:style>
    <style:style style:name="Tabla3.B14" style:family="table-cell">
      <style:table-cell-properties style:vertical-align="top" fo:padding="0.097cm" fo:border="none" style:writing-mode="lr-tb"/>
    </style:style>
    <style:style style:name="Tabla3.C14" style:family="table-cell">
      <style:table-cell-properties style:vertical-align="top" fo:padding="0.123cm" fo:border="none" style:writing-mode="lr-tb"/>
    </style:style>
    <style:style style:name="Tabla3.D14" style:family="table-cell">
      <style:table-cell-properties style:vertical-align="top" fo:padding="0.097cm" fo:border="none" style:writing-mode="lr-tb"/>
    </style:style>
    <style:style style:name="Tabla3.E14" style:family="table-cell">
      <style:table-cell-properties style:vertical-align="top" fo:padding="0.123cm" fo:border="none" style:writing-mode="lr-tb"/>
    </style:style>
    <style:style style:name="Tabla3.A15" style:family="table-cell">
      <style:table-cell-properties style:vertical-align="top" fo:padding="0.123cm" fo:border-left="0.05pt solid #000000" fo:border-right="0.05pt solid #000000" fo:border-top="none" fo:border-bottom="0.05pt solid #000000" style:writing-mode="lr-tb"/>
    </style:style>
    <style:style style:name="Tabla3.B15" style:family="table-cell">
      <style:table-cell-properties style:vertical-align="top" fo:padding="0.097cm" fo:border="none" style:writing-mode="lr-tb"/>
    </style:style>
    <style:style style:name="Tabla3.C15" style:family="table-cell">
      <style:table-cell-properties style:vertical-align="top" fo:padding="0.123cm" fo:border="none" style:writing-mode="lr-tb"/>
    </style:style>
    <style:style style:name="Tabla3.D15" style:family="table-cell">
      <style:table-cell-properties style:vertical-align="top" fo:padding="0.097cm" fo:border="none" style:writing-mode="lr-tb"/>
    </style:style>
    <style:style style:name="Tabla3.E15" style:family="table-cell">
      <style:table-cell-properties style:vertical-align="top" fo:padding="0.123cm" fo:border="none" style:writing-mode="lr-tb"/>
    </style:style>
    <style:style style:name="Tabla4" style:family="table">
      <style:table-properties style:width="8.37cm" table:align="center" style:writing-mode="lr-tb"/>
    </style:style>
    <style:style style:name="Tabla4.A" style:family="table-column">
      <style:table-column-properties style:column-width="1.503cm"/>
    </style:style>
    <style:style style:name="Tabla4.B" style:family="table-column">
      <style:table-column-properties style:column-width="2.141cm"/>
    </style:style>
    <style:style style:name="Tabla4.D" style:family="table-column">
      <style:table-column-properties style:column-width="1.505cm"/>
    </style:style>
    <style:style style:name="Tabla4.E" style:family="table-column">
      <style:table-column-properties style:column-width="1.08cm"/>
    </style:style>
    <style:style style:name="Tabla4.A1" style:family="table-cell">
      <style:table-cell-properties fo:background-color="#b3b3b3" fo:padding="0.097cm" fo:border="0.05pt solid #000000">
        <style:background-image/>
      </style:table-cell-properties>
    </style:style>
    <style:style style:name="Tabla4.A2" style:family="table-cell">
      <style:table-cell-properties fo:background-color="#e6e6e6" fo:padding="0.097cm" fo:border-left="0.05pt solid #000000" fo:border-right="none" fo:border-top="none" fo:border-bottom="0.05pt solid #000000">
        <style:background-image/>
      </style:table-cell-properties>
    </style:style>
    <style:style style:name="Tabla4.E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data-style-name="N0">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data-style-name="N0">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5" style:family="table">
      <style:table-properties style:width="14.97cm" table:align="center" style:writing-mode="lr-tb"/>
    </style:style>
    <style:style style:name="Tabla5.A" style:family="table-column">
      <style:table-column-properties style:column-width="2.776cm"/>
    </style:style>
    <style:style style:name="Tabla5.B" style:family="table-column">
      <style:table-column-properties style:column-width="1.93cm"/>
    </style:style>
    <style:style style:name="Tabla5.C" style:family="table-column">
      <style:table-column-properties style:column-width="2.778cm"/>
    </style:style>
    <style:style style:name="Tabla5.D" style:family="table-column">
      <style:table-column-properties style:column-width="2.141cm"/>
    </style:style>
    <style:style style:name="Tabla5.F" style:family="table-column">
      <style:table-column-properties style:column-width="3.415cm"/>
    </style:style>
    <style:style style:name="Tabla5.A1" style:family="table-cell">
      <style:table-cell-properties fo:background-color="#b3b3b3" fo:padding="0.097cm" fo:border="0.05pt solid #000000">
        <style:background-image/>
      </style:table-cell-properties>
    </style:style>
    <style:style style:name="Tabla5.A2" style:family="table-cell">
      <style:table-cell-properties fo:background-color="#e6e6e6" fo:padding="0.097cm" fo:border-left="0.05pt solid #000000" fo:border-right="none" fo:border-top="none" fo:border-bottom="0.05pt solid #000000">
        <style:background-image/>
      </style:table-cell-properties>
    </style:style>
    <style:style style:name="Tabla5.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3" style:family="table-cell" style:data-style-name="N0">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data-style-name="N37">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data-style-name="N0">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font-weight-complex="bold"/>
    </style:style>
    <style:style style:name="P2" style:family="paragraph" style:parent-style-name="Standard">
      <style:paragraph-properties fo:text-align="start" style:justify-single-word="false" style:text-autospace="none"/>
      <style:text-properties style:font-name="Arial" fo:font-size="12pt" fo:font-weight="bold" style:font-size-asian="12pt" style:font-weight-asian="bold" style:font-name-complex="Arial" style:font-size-complex="12pt" style:font-weight-complex="bold"/>
    </style:style>
    <style:style style:name="P3"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style>
    <style:style style:name="P4" style:family="paragraph" style:parent-style-name="Standard">
      <style:paragraph-properties fo:text-align="start" style:justify-single-word="false"/>
      <style:text-properties style:font-name="Arial" fo:font-size="12pt" fo:font-weight="bold" style:font-size-asian="12pt" style:font-weight-asian="bold" style:font-size-complex="12pt"/>
    </style:style>
    <style:style style:name="P5" style:family="paragraph" style:parent-style-name="Standard">
      <style:paragraph-properties fo:text-align="start" style:justify-single-word="false"/>
      <style:text-properties style:font-name="Arial" fo:font-size="12pt" style:font-size-asian="12pt" style:font-size-complex="12pt"/>
    </style:style>
    <style:style style:name="P6" style:family="paragraph" style:parent-style-name="Standard">
      <style:paragraph-properties fo:text-align="start" style:justify-single-word="false" style:text-autospace="none"/>
      <style:text-properties style:font-name="Arial" fo:font-size="12pt" style:font-size-asian="12pt" style:font-size-complex="12pt"/>
    </style:style>
    <style:style style:name="P7" style:family="paragraph" style:parent-style-name="Standard">
      <style:paragraph-properties fo:text-align="start" style:justify-single-word="false"/>
      <style:text-properties style:font-name="Arial" fo:font-size="12pt" style:font-size-asian="12pt" style:font-name-complex="Arial" style:font-size-complex="12pt"/>
    </style:style>
    <style:style style:name="P8" style:family="paragraph" style:parent-style-name="Standard">
      <style:paragraph-properties fo:text-align="start" style:justify-single-word="false" style:text-autospace="none"/>
      <style:text-properties style:font-name="Arial" fo:font-size="12pt" style:font-size-asian="12pt" style:font-name-complex="Arial" style:font-size-complex="12pt"/>
    </style:style>
    <style:style style:name="P9"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style:font-size-asian="12pt" style:font-weight-asian="normal" style:font-name-complex="Arial" style:font-size-complex="12pt" style:font-weight-complex="normal"/>
    </style:style>
    <style:style style:name="P11" style:family="paragraph" style:parent-style-name="Standard">
      <style:paragraph-properties fo:text-align="start" style:justify-single-word="false"/>
      <style:text-properties style:font-name="Arial" fo:font-size="12pt" fo:language="es" fo:country="ES" style:font-size-asian="12pt" style:font-name-complex="Arial" style:font-size-complex="12pt"/>
    </style:style>
    <style:style style:name="P12" style:family="paragraph" style:parent-style-name="Standard">
      <style:paragraph-properties fo:text-align="start" style:justify-single-word="false"/>
      <style:text-properties style:font-name="Arial" fo:font-size="12pt" fo:language="en" fo:country="GB" style:font-size-asian="12pt" style:font-name-complex="Arial" style:font-size-complex="12pt"/>
    </style:style>
    <style:style style:name="P13" style:family="paragraph" style:parent-style-name="SQL">
      <style:paragraph-properties fo:margin-left="1.249cm" fo:margin-right="0cm" fo:text-indent="0cm" style:auto-text-indent="false"/>
    </style:style>
    <style:style style:name="P14" style:family="paragraph" style:parent-style-name="SQL">
      <style:paragraph-properties fo:margin-left="1.249cm" fo:margin-right="0cm" fo:text-indent="0cm" style:auto-text-indent="false"/>
      <style:text-properties style:font-name-complex="Arial"/>
    </style:style>
    <style:style style:name="P15" style:family="paragraph" style:parent-style-name="SQL">
      <style:paragraph-properties fo:margin-left="1.249cm" fo:margin-right="0cm" fo:text-indent="0cm" style:auto-text-indent="false"/>
      <style:text-properties fo:language="en" fo:country="GB"/>
    </style:style>
    <style:style style:name="P16" style:family="paragraph" style:parent-style-name="Standard">
      <style:paragraph-properties fo:margin-left="1.249cm" fo:margin-right="0cm" fo:text-align="start" style:justify-single-word="false" fo:text-indent="0cm" style:auto-text-indent="false"/>
      <style:text-properties style:font-name="Arial" fo:font-size="12pt" style:font-size-asian="12pt" style:font-size-complex="12pt"/>
    </style:style>
    <style:style style:name="P17" style:family="paragraph" style:parent-style-name="Standard">
      <style:paragraph-properties fo:margin-left="1.249cm" fo:margin-right="0cm" fo:text-align="start" style:justify-single-word="false" fo:text-indent="0cm" style:auto-text-indent="false"/>
      <style:text-properties style:font-name="Arial" fo:font-size="12pt" style:font-size-asian="12pt" style:font-name-complex="Arial" style:font-size-complex="12pt"/>
    </style:style>
    <style:style style:name="P18" style:family="paragraph" style:parent-style-name="Standard">
      <style:paragraph-properties fo:margin-left="1.249cm" fo:margin-right="0cm" fo:text-align="start" style:justify-single-word="false" fo:text-indent="0cm" style:auto-text-indent="false"/>
      <style:text-properties style:font-name="Arial" fo:font-size="12pt" fo:language="en" fo:country="GB" style:font-size-asian="12pt" style:font-name-complex="Arial" style:font-size-complex="12pt"/>
    </style:style>
    <style:style style:name="P19" style:family="paragraph" style:parent-style-name="SQL">
      <style:text-properties fo:font-weight="bold" style:font-weight-asian="bold" style:font-name-complex="Arial" style:font-weight-complex="bold"/>
    </style:style>
    <style:style style:name="P20" style:family="paragraph" style:parent-style-name="SQL">
      <style:text-properties fo:font-weight="bold" style:font-weight-asian="bold" style:font-weight-complex="bold"/>
    </style:style>
    <style:style style:name="P21" style:family="paragraph" style:parent-style-name="SQL">
      <style:paragraph-properties fo:text-align="start" style:justify-single-word="false"/>
    </style:style>
    <style:style style:name="P22" style:family="paragraph" style:parent-style-name="SQL">
      <style:paragraph-properties fo:text-align="start" style:justify-single-word="false"/>
      <style:text-properties style:font-name-complex="Arial"/>
    </style:style>
    <style:style style:name="P23" style:family="paragraph" style:parent-style-name="SQL">
      <style:paragraph-properties fo:text-align="start" style:justify-single-word="false"/>
      <style:text-properties style:font-name="Arial" fo:font-size="12pt" style:font-size-asian="12pt" style:font-name-complex="Arial" style:font-size-complex="12pt"/>
    </style:style>
    <style:style style:name="P24" style:family="paragraph" style:parent-style-name="SQL">
      <style:paragraph-properties fo:break-before="page"/>
    </style:style>
    <style:style style:name="P25" style:family="paragraph" style:parent-style-name="Standard">
      <style:paragraph-properties fo:text-align="start" style:justify-single-word="false" fo:break-before="page"/>
      <style:text-properties style:font-name="Arial" fo:font-size="12pt" fo:font-weight="bold" style:font-size-asian="12pt" style:font-weight-asian="bold" style:font-name-complex="Arial" style:font-size-complex="12pt" style:font-weight-complex="bold"/>
    </style:style>
    <style:style style:name="P26" style:family="paragraph" style:parent-style-name="Standard">
      <style:paragraph-properties fo:text-align="start" style:justify-single-word="false" fo:break-before="page" style:text-autospace="none"/>
      <style:text-properties style:font-name="Arial" fo:font-size="12pt" fo:font-weight="bold" style:font-size-asian="12pt" style:font-weight-asian="bold" style:font-name-complex="Arial" style:font-size-complex="12pt" style:font-weight-complex="bold"/>
    </style:style>
    <style:style style:name="P27" style:family="paragraph" style:parent-style-name="Standard">
      <style:paragraph-properties fo:text-align="start" style:justify-single-word="false" fo:break-before="page"/>
      <style:text-properties style:font-name="Arial" fo:font-size="12pt" fo:font-weight="bold" style:font-size-asian="12pt" style:font-weight-asian="bold" style:font-name-complex="Arial" style:font-size-complex="12pt"/>
    </style:style>
    <style:style style:name="P28" style:family="paragraph" style:parent-style-name="Standard">
      <style:paragraph-properties fo:text-align="start" style:justify-single-word="false" fo:break-before="page"/>
      <style:text-properties style:font-name="Arial" fo:font-size="12pt" style:font-size-asian="12pt" style:font-size-complex="12pt"/>
    </style:style>
    <style:style style:name="P29" style:family="paragraph" style:parent-style-name="SQL">
      <style:paragraph-properties fo:margin-left="2.498cm" fo:margin-right="0cm" fo:text-indent="0cm" style:auto-text-indent="false"/>
    </style:style>
    <style:style style:name="P30" style:family="paragraph" style:parent-style-name="SQL">
      <style:paragraph-properties fo:margin-left="2.498cm" fo:margin-right="0cm" fo:text-align="start" style:justify-single-word="false" fo:text-indent="0cm" style:auto-text-indent="false"/>
    </style:style>
    <style:style style:name="P31" style:family="paragraph" style:parent-style-name="SQL">
      <style:paragraph-properties fo:margin-left="2.498cm" fo:margin-right="0cm" fo:text-indent="0cm" style:auto-text-indent="false"/>
      <style:text-properties fo:font-weight="bold" style:font-weight-asian="bold" style:font-weight-complex="bold"/>
    </style:style>
    <style:style style:name="P32" style:family="paragraph" style:parent-style-name="SQL">
      <style:paragraph-properties fo:margin-left="2.498cm" fo:margin-right="0cm" fo:text-align="start" style:justify-single-word="false" fo:text-indent="0cm" style:auto-text-indent="false"/>
      <style:text-properties fo:font-weight="bold" style:font-weight-asian="bold" style:font-weight-complex="bold"/>
    </style:style>
    <style:style style:name="P33" style:family="paragraph" style:parent-style-name="SQL">
      <style:paragraph-properties fo:margin-left="2.498cm" fo:margin-right="0cm" fo:text-align="start" style:justify-single-word="false" fo:text-indent="0cm" style:auto-text-indent="false"/>
      <style:text-properties style:font-name="Arial" fo:font-size="12pt" style:font-size-asian="12pt" style:font-name-complex="Arial" style:font-size-complex="12pt"/>
    </style:style>
    <style:style style:name="P34" style:family="paragraph" style:parent-style-name="Standard">
      <style:paragraph-properties fo:margin-left="2.498cm" fo:margin-right="0cm" fo:text-align="start" style:justify-single-word="false" fo:text-indent="0cm" style:auto-text-indent="false"/>
      <style:text-properties style:font-name="Arial" fo:font-size="12pt" style:font-size-asian="12pt" style:font-name-complex="Arial" style:font-size-complex="12pt"/>
    </style:style>
    <style:style style:name="P35" style:family="paragraph" style:parent-style-name="SQL">
      <style:paragraph-properties fo:margin-left="0cm" fo:margin-right="0cm" fo:text-indent="0cm" style:auto-text-indent="false"/>
    </style:style>
    <style:style style:name="P36" style:family="paragraph" style:parent-style-name="SQL">
      <style:paragraph-properties fo:margin-left="0cm" fo:margin-right="0cm" fo:text-indent="0cm" style:auto-text-indent="false"/>
      <style:text-properties fo:font-weight="bold" style:font-weight-asian="bold" style:font-weight-complex="bold"/>
    </style:style>
    <style:style style:name="P37" style:family="paragraph" style:parent-style-name="SQL">
      <style:paragraph-properties fo:margin-left="0cm" fo:margin-right="0cm" fo:text-align="start" style:justify-single-word="false" fo:text-indent="0cm" style:auto-text-indent="false"/>
      <style:text-properties style:font-name="Arial" fo:font-size="12pt" style:font-size-asian="12pt" style:font-name-complex="Arial" style:font-size-complex="12pt"/>
    </style:style>
    <style:style style:name="P38" style:family="paragraph" style:parent-style-name="SQL">
      <style:paragraph-properties fo:margin-left="0cm" fo:margin-right="0cm" fo:text-indent="0cm" style:auto-text-indent="false"/>
      <style:text-properties fo:language="en" fo:country="GB"/>
    </style:style>
    <style:style style:name="P39"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name-complex="Arial" style:font-size-complex="12pt"/>
    </style:style>
    <style:style style:name="P40" style:family="paragraph" style:parent-style-name="Standard">
      <style:paragraph-properties fo:margin-left="0cm" fo:margin-right="0cm" fo:text-align="start" style:justify-single-word="false" fo:text-indent="0cm" style:auto-text-indent="false"/>
      <style:text-properties style:font-name="Arial" fo:font-size="12pt" fo:font-weight="bold" style:font-size-asian="12pt" style:font-weight-asian="bold" style:font-name-complex="Arial" style:font-size-complex="12pt" style:font-weight-complex="bold"/>
    </style:style>
    <style:style style:name="P41" style:family="paragraph" style:parent-style-name="Standard">
      <style:paragraph-properties fo:margin-left="0cm" fo:margin-right="0cm" fo:text-align="start" style:justify-single-word="false" fo:text-indent="0cm" style:auto-text-indent="false" fo:break-before="page"/>
      <style:text-properties style:font-name="Arial" fo:font-size="12pt" fo:font-weight="bold" style:font-size-asian="12pt" style:font-weight-asian="bold" style:font-name-complex="Arial" style:font-size-complex="12pt" style:font-weight-complex="bold"/>
    </style:style>
    <style:style style:name="P42" style:family="paragraph" style:parent-style-name="Standard">
      <style:paragraph-properties fo:margin-left="1.905cm" fo:margin-right="0cm" fo:text-align="start" style:justify-single-word="false" fo:text-indent="0cm" style:auto-text-indent="false"/>
      <style:text-properties style:font-name="Arial" fo:font-size="12pt" style:font-size-asian="12pt" style:font-name-complex="Arial" style:font-size-complex="12pt"/>
    </style:style>
    <style:style style:name="P43" style:family="paragraph" style:parent-style-name="Standard">
      <style:paragraph-properties fo:text-align="start" style:justify-single-word="false"/>
      <style:text-properties style:font-name="Arial" fo:font-size="12pt" style:font-size-asian="12pt" style:font-name-complex="Arial" style:font-size-complex="12pt"/>
    </style:style>
    <style:style style:name="P44" style:family="paragraph" style:parent-style-name="Standard" style:list-style-name="WW8Num12">
      <style:paragraph-properties fo:text-align="start" style:justify-single-word="false"/>
      <style:text-properties style:font-name="Arial" fo:font-size="12pt" style:font-size-asian="12pt" style:font-name-complex="Arial" style:font-size-complex="12pt"/>
    </style:style>
    <style:style style:name="P45" style:family="paragraph" style:parent-style-name="Standard" style:list-style-name="L1">
      <style:paragraph-properties fo:text-align="start" style:justify-single-word="false"/>
      <style:text-properties style:font-name="Arial" fo:font-size="12pt" style:font-size-asian="12pt" style:font-name-complex="Arial" style:font-size-complex="12pt"/>
    </style:style>
    <style:style style:name="P46" style:family="paragraph" style:parent-style-name="Standard" style:list-style-name="WW8Num28">
      <style:paragraph-properties fo:text-align="start" style:justify-single-word="false"/>
      <style:text-properties style:font-name="Arial" fo:font-size="12pt" style:font-size-asian="12pt" style:font-name-complex="Arial" style:font-size-complex="12pt"/>
    </style:style>
    <style:style style:name="P47" style:family="paragraph" style:parent-style-name="Standard" style:list-style-name="L2">
      <style:paragraph-properties fo:text-align="start" style:justify-single-word="false"/>
      <style:text-properties style:font-name="Arial" fo:font-size="12pt" style:font-size-asian="12pt" style:font-name-complex="Arial" style:font-size-complex="12pt"/>
    </style:style>
    <style:style style:name="P48" style:family="paragraph" style:parent-style-name="Standard" style:list-style-name="L3">
      <style:paragraph-properties fo:text-align="start" style:justify-single-word="false"/>
      <style:text-properties style:font-name="Arial" fo:font-size="12pt" style:font-size-asian="12pt" style:font-name-complex="Arial" style:font-size-complex="12pt"/>
    </style:style>
    <style:style style:name="P49" style:family="paragraph" style:parent-style-name="Standard" style:list-style-name="L4">
      <style:paragraph-properties fo:text-align="start" style:justify-single-word="false"/>
      <style:text-properties style:font-name="Arial" fo:font-size="12pt" style:font-size-asian="12pt" style:font-name-complex="Arial" style:font-size-complex="12pt"/>
    </style:style>
    <style:style style:name="P50" style:family="paragraph" style:parent-style-name="Standard" style:list-style-name="L5">
      <style:paragraph-properties fo:text-align="start" style:justify-single-word="false"/>
      <style:text-properties style:font-name="Arial" fo:font-size="12pt" style:font-size-asian="12pt" style:font-name-complex="Arial" style:font-size-complex="12pt"/>
    </style:style>
    <style:style style:name="P51" style:family="paragraph" style:parent-style-name="Standard" style:list-style-name="L6">
      <style:paragraph-properties fo:text-align="start" style:justify-single-word="false"/>
      <style:text-properties style:font-name="Arial" fo:font-size="12pt" style:font-size-asian="12pt" style:font-name-complex="Arial" style:font-size-complex="12pt"/>
    </style:style>
    <style:style style:name="P52" style:family="paragraph" style:parent-style-name="Standard" style:list-style-name="L7">
      <style:paragraph-properties fo:text-align="start" style:justify-single-word="false"/>
      <style:text-properties style:font-name="Arial" fo:font-size="12pt" style:font-size-asian="12pt" style:font-name-complex="Arial" style:font-size-complex="12pt"/>
    </style:style>
    <style:style style:name="P53" style:family="paragraph" style:parent-style-name="Standard" style:list-style-name="L8">
      <style:paragraph-properties fo:text-align="start" style:justify-single-word="false"/>
      <style:text-properties style:font-name="Arial" fo:font-size="12pt" style:font-size-asian="12pt" style:font-name-complex="Arial" style:font-size-complex="12pt"/>
    </style:style>
    <style:style style:name="P54" style:family="paragraph" style:parent-style-name="Standard" style:list-style-name="L9">
      <style:paragraph-properties fo:text-align="start" style:justify-single-word="false"/>
      <style:text-properties style:font-name="Arial" fo:font-size="12pt" style:font-size-asian="12pt" style:font-name-complex="Arial" style:font-size-complex="12pt"/>
    </style:style>
    <style:style style:name="P55" style:family="paragraph" style:parent-style-name="Standard" style:list-style-name="L10">
      <style:paragraph-properties fo:text-align="start" style:justify-single-word="false"/>
      <style:text-properties style:font-name="Arial" fo:font-size="12pt" style:font-size-asian="12pt" style:font-name-complex="Arial" style:font-size-complex="12pt"/>
    </style:style>
    <style:style style:name="P56" style:family="paragraph" style:parent-style-name="Standard" style:list-style-name="L12">
      <style:paragraph-properties fo:text-align="start" style:justify-single-word="false"/>
      <style:text-properties style:font-name="Arial" fo:font-size="12pt" style:font-size-asian="12pt" style:font-name-complex="Arial" style:font-size-complex="12pt"/>
    </style:style>
    <style:style style:name="P57" style:family="paragraph" style:parent-style-name="Standard" style:list-style-name="L2">
      <style:paragraph-properties fo:text-align="start" style:justify-single-word="false"/>
      <style:text-properties style:font-name="Arial" fo:font-size="12pt" fo:language="en" fo:country="GB" style:font-size-asian="12pt" style:font-name-complex="Arial" style:font-size-complex="12pt"/>
    </style:style>
    <style:style style:name="P58" style:family="paragraph" style:parent-style-name="Standard" style:list-style-name="L5">
      <style:paragraph-properties fo:text-align="start" style:justify-single-word="false"/>
      <style:text-properties style:font-name="Arial" fo:font-size="12pt" fo:language="en" fo:country="GB" style:font-size-asian="12pt" style:font-name-complex="Arial" style:font-size-complex="12pt"/>
    </style:style>
    <style:style style:name="P59" style:family="paragraph" style:parent-style-name="Standard" style:list-style-name="L6">
      <style:paragraph-properties fo:text-align="start" style:justify-single-word="false"/>
      <style:text-properties style:font-name="Arial" fo:font-size="12pt" fo:language="en" fo:country="GB" style:font-size-asian="12pt" style:font-name-complex="Arial" style:font-size-complex="12pt"/>
    </style:style>
    <style:style style:name="P60" style:family="paragraph" style:parent-style-name="Standard" style:list-style-name="L7">
      <style:paragraph-properties fo:text-align="start" style:justify-single-word="false"/>
      <style:text-properties style:font-name="Arial" fo:font-size="12pt" fo:language="en" fo:country="GB" style:font-size-asian="12pt" style:font-name-complex="Arial" style:font-size-complex="12pt"/>
    </style:style>
    <style:style style:name="P61" style:family="paragraph" style:parent-style-name="Standard" style:list-style-name="L8">
      <style:paragraph-properties fo:text-align="start" style:justify-single-word="false"/>
      <style:text-properties style:font-name="Arial" fo:font-size="12pt" fo:language="en" fo:country="GB" style:font-size-asian="12pt" style:font-name-complex="Arial" style:font-size-complex="12pt"/>
    </style:style>
    <style:style style:name="P62"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font-weight-complex="bold"/>
    </style:style>
    <style:style style:name="P63"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font-name="Arial" fo:font-size="12pt" fo:language="es" fo:country="ES" style:font-size-asian="12pt" style:font-name-complex="Arial" style:font-size-complex="12pt"/>
    </style:style>
    <style:style style:name="P65" style:family="paragraph" style:parent-style-name="Standard" style:list-style-name="L12"/>
    <style:style style:name="P66" style:family="paragraph" style:parent-style-name="Standard" style:list-style-name="L3">
      <style:paragraph-properties fo:margin-left="2.498cm" fo:margin-right="0cm" fo:text-align="start" style:justify-single-word="false" fo:text-indent="-0.635cm" style:auto-text-indent="false"/>
      <style:text-properties style:font-name="Arial" fo:font-size="12pt" style:font-size-asian="12pt" style:font-name-complex="Arial" style:font-size-complex="12pt"/>
    </style:style>
    <style:style style:name="P67" style:family="paragraph" style:parent-style-name="Standard" style:list-style-name="L8">
      <style:paragraph-properties fo:margin-left="2.498cm" fo:margin-right="0cm" fo:text-align="start" style:justify-single-word="false" fo:text-indent="-0.635cm" style:auto-text-indent="false"/>
      <style:text-properties style:font-name="Arial" fo:font-size="12pt" style:font-size-asian="12pt" style:font-name-complex="Arial" style:font-size-complex="12pt"/>
    </style:style>
    <style:style style:name="P68" style:family="paragraph" style:parent-style-name="Standard" style:list-style-name="L8">
      <style:paragraph-properties fo:margin-left="2.498cm" fo:margin-right="0cm" fo:text-align="start" style:justify-single-word="false" fo:text-indent="-0.635cm" style:auto-text-indent="false"/>
      <style:text-properties style:font-name="Arial" fo:font-size="12pt" fo:language="en" fo:country="GB" style:font-size-asian="12pt" style:font-name-complex="Arial" style:font-size-complex="12pt"/>
    </style:style>
    <style:style style:name="P69" style:family="paragraph" style:parent-style-name="Standard" style:list-style-name="L11">
      <style:paragraph-properties fo:margin-left="2.498cm" fo:margin-right="0cm" fo:text-align="start" style:justify-single-word="false" fo:text-indent="-0.635cm" style:auto-text-indent="false"/>
      <style:text-properties style:font-name="Arial" fo:font-size="10pt" style:font-size-asian="10pt" style:font-name-complex="Arial" style:font-size-complex="10pt"/>
    </style:style>
    <style:style style:name="P70" style:family="paragraph" style:parent-style-name="Standard">
      <style:paragraph-properties fo:text-align="start" style:justify-single-word="false" fo:break-before="page"/>
      <style:text-properties style:font-name="Arial" fo:font-size="12pt" style:font-size-asian="12pt" style:font-name-complex="Arial" style:font-size-complex="12pt"/>
    </style:style>
    <style:style style:name="P71" style:family="paragraph" style:parent-style-name="Standard" style:list-style-name="L10">
      <style:paragraph-properties fo:text-align="start" style:justify-single-word="false" fo:break-before="page"/>
      <style:text-properties style:font-name="Arial" fo:font-size="12pt" style:font-size-asian="12pt" style:font-name-complex="Arial" style:font-size-complex="12pt"/>
    </style:style>
    <style:style style:name="P72" style:family="paragraph" style:parent-style-name="Standard" style:list-style-name="L12">
      <style:paragraph-properties fo:text-align="start" style:justify-single-word="false" fo:break-before="page"/>
      <style:text-properties style:font-name="Arial" fo:font-size="12pt" style:font-size-asian="12pt" style:font-name-complex="Arial" style:font-size-complex="12pt"/>
    </style:style>
    <style:style style:name="P73" style:family="paragraph" style:parent-style-name="Standard">
      <style:paragraph-properties fo:text-align="start" style:justify-single-word="false" fo:break-before="page"/>
      <style:text-properties style:font-name="Arial" fo:font-size="12pt" fo:font-weight="bold" style:font-size-asian="12pt" style:font-weight-asian="bold" style:font-size-complex="12pt" style:font-weight-complex="bold"/>
    </style:style>
    <style:style style:name="P74" style:family="paragraph" style:parent-style-name="Standard">
      <style:paragraph-properties fo:text-align="start" style:justify-single-word="false" fo:break-before="page"/>
      <style:text-properties style:font-name="Arial" fo:font-size="12pt" fo:language="es" fo:country="ES" style:font-size-asian="12pt" style:font-name-complex="Arial" style:font-size-complex="12pt"/>
    </style:style>
    <style:style style:name="P75" style:family="paragraph" style:parent-style-name="Text_20_body" style:master-page-name="Standard">
      <style:paragraph-properties fo:text-align="center" style:justify-single-word="false" fo:orphans="0" fo:widows="0" style:page-number="1"/>
      <style:text-properties style:font-name="Arial" fo:font-size="14pt" fo:font-weight="bold" officeooo:paragraph-rsid="00187195" style:font-size-asian="14pt" style:font-weight-asian="bold" style:font-name-complex="Arial" style:font-size-complex="14pt" style:font-weight-complex="bold"/>
    </style:style>
    <style:style style:name="P76" style:family="paragraph" style:parent-style-name="Header">
      <style:paragraph-properties fo:text-align="start" style:justify-single-word="false">
        <style:tab-stops>
          <style:tab-stop style:position="7.5cm" style:type="center"/>
          <style:tab-stop style:position="15.998cm" style:type="right"/>
        </style:tab-stops>
      </style:paragraph-properties>
      <style:text-properties officeooo:paragraph-rsid="00187195"/>
    </style:style>
    <style:style style:name="P77" style:family="paragraph" style:parent-style-name="Footer">
      <style:paragraph-properties>
        <style:tab-stops>
          <style:tab-stop style:position="11.502cm" style:type="center"/>
          <style:tab-stop style:position="17.002cm" style:type="right"/>
        </style:tab-stops>
      </style:paragraph-properties>
      <style:text-properties style:font-name="Comic Sans MS" fo:font-size="8pt" style:font-size-asian="8pt" style:font-style-complex="italic"/>
    </style:style>
    <style:style style:name="P78" style:family="paragraph" style:parent-style-name="Footer">
      <style:paragraph-properties fo:text-align="center" style:justify-single-word="false">
        <style:tab-stops>
          <style:tab-stop style:position="11.502cm" style:type="center"/>
          <style:tab-stop style:position="17.002cm" style:type="right"/>
        </style:tab-stops>
      </style:paragraph-properties>
    </style:style>
    <style:style style:name="P79" style:family="paragraph" style:parent-style-name="Footer">
      <style:paragraph-properties fo:text-align="end" style:justify-single-word="false">
        <style:tab-stops>
          <style:tab-stop style:position="11.502cm" style:type="center"/>
          <style:tab-stop style:position="17.002cm" style:type="right"/>
        </style:tab-stops>
      </style:paragraph-properties>
      <style:text-properties style:font-name="Arial2" fo:font-weight="normal" style:font-weight-asian="normal" style:font-weight-complex="normal"/>
    </style:style>
    <style:style style:name="P80" style:family="paragraph" style:parent-style-name="SQL">
      <style:paragraph-properties fo:text-align="start" style:justify-single-word="false"/>
      <style:text-properties officeooo:paragraph-rsid="00187195"/>
    </style:style>
    <style:style style:name="P81" style:family="paragraph" style:parent-style-name="SQL">
      <style:paragraph-properties fo:text-align="start" style:justify-single-word="false"/>
      <style:text-properties style:font-name-complex="Arial"/>
    </style:style>
    <style:style style:name="P82" style:family="paragraph" style:parent-style-name="SQL">
      <style:paragraph-properties fo:text-align="start" style:justify-single-word="false" fo:break-before="page"/>
      <style:text-properties officeooo:paragraph-rsid="00187195"/>
    </style:style>
    <style:style style:name="T1" style:family="text">
      <style:text-properties fo:color="#999999" style:font-name="Arial2" fo:font-size="6pt" style:font-size-asian="6pt"/>
    </style:style>
    <style:style style:name="T2" style:family="text">
      <style:text-properties fo:color="#999999" style:font-name="Arial2" fo:font-size="7pt" style:font-size-asian="7pt"/>
    </style:style>
    <style:style style:name="T3" style:family="text">
      <style:text-properties fo:color="#999999" fo:font-size="6pt" style:font-size-asian="6pt"/>
    </style:style>
    <style:style style:name="T4" style:family="text">
      <style:text-properties style:font-name="Arial2" fo:font-size="7pt" style:font-size-asian="7pt"/>
    </style:style>
    <style:style style:name="T5" style:family="text">
      <style:text-properties style:font-name="Symbol1" fo:font-size="7pt" style:font-size-asian="7pt"/>
    </style:style>
    <style:style style:name="T6" style:family="text">
      <style:text-properties fo:font-size="7pt" style:font-size-asian="7pt"/>
    </style:style>
    <style:style style:name="T7" style:family="text">
      <style:text-properties fo:font-size="7pt" fo:font-weight="bold" style:font-size-asian="7pt" style:font-weight-asian="bold" style:font-weight-complex="bold"/>
    </style:style>
    <style:style style:name="T8" style:family="text">
      <style:text-properties fo:font-size="8pt" style:font-size-asian="8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weight-asian="bold" style:font-name-complex="Arial" style:font-weight-complex="bold"/>
    </style:style>
    <style:style style:name="T12" style:family="text">
      <style:text-properties style:text-underline-style="none"/>
    </style:style>
    <style:style style:name="T13" style:family="text">
      <style:text-properties style:font-name-complex="Ari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187195"/>
    </style:style>
    <style:style style:name="T16" style:family="text">
      <style:text-properties officeooo:rsid="0000ca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Ejercicios SQL - <text:span text:style-name="T15">Definición</text:span> de Datos - <text:span text:style-name="T15">Solución</text:span></text:p>
      <text:p text:style-name="P1"><text:bookmark-start text:name="_VV6"/></text:p>
      <text:p text:style-name="P5"><text:span text:style-name="T11">Ejercicio</text:span><text:bookmark-end text:name="_VV6"/><text:span text:style-name="T11"> 1:</text:span></text:p>
      <text:p text:style-name="P1"/>
      <text:p text:style-name="P7">Disponemos de la siguiente Base de Datos para gestionar la información de los pubs de una determinada provincia.</text:p>
      <text:p text:style-name="P7"/>
      <table:table table:name="Tabla3" table:style-name="Tabla3">
        <table:table-column table:style-name="Tabla3.A"/>
        <table:table-column table:style-name="Tabla3.B"/>
        <table:table-column table:style-name="Tabla3.C"/>
        <table:table-column table:style-name="Tabla3.B"/>
        <table:table-column table:style-name="Tabla3.E"/>
        <table:table-row table:style-name="Tabla3.1">
          <table:table-cell table:style-name="Tabla3.A1" office:value-type="string">
            <text:p text:style-name="P19">PUB</text:p>
          </table:table-cell>
          <table:table-cell table:style-name="Tabla3.D15" office:value-type="string">
            <text:p text:style-name="SQL"/>
          </table:table-cell>
          <table:table-cell table:style-name="Tabla3.C1" office:value-type="string">
            <text:p text:style-name="P19">TITULAR</text:p>
          </table:table-cell>
          <table:table-cell table:style-name="Tabla3.D12" office:value-type="string">
            <text:p text:style-name="SQL"/>
          </table:table-cell>
          <table:table-cell table:style-name="Tabla3.A1" office:value-type="string">
            <text:p text:style-name="P19">EMPLEADO</text:p>
          </table:table-cell>
        </table:table-row>
        <table:table-row table:style-name="Tabla3.1">
          <table:table-cell table:style-name="Tabla3.A2" office:value-type="string">
            <text:p text:style-name="P20">#COD_PUB</text:p>
          </table:table-cell>
          <table:table-cell table:style-name="Tabla3.D15" office:value-type="string">
            <text:p text:style-name="SQL"/>
          </table:table-cell>
          <table:table-cell table:style-name="Tabla3.C2" office:value-type="string">
            <text:p text:style-name="P20">#DNI_TITULAR</text:p>
          </table:table-cell>
          <table:table-cell table:style-name="Tabla3.D12" office:value-type="string">
            <text:p text:style-name="SQL"/>
          </table:table-cell>
          <table:table-cell table:style-name="Tabla3.E2" office:value-type="string">
            <text:p text:style-name="P20">#DNI_EMPLEADO</text:p>
          </table:table-cell>
        </table:table-row>
        <table:table-row table:style-name="Tabla3.1">
          <table:table-cell table:style-name="Tabla3.A8" office:value-type="string">
            <text:p text:style-name="SQL">NOMBRE</text:p>
          </table:table-cell>
          <table:table-cell table:style-name="Tabla3.D15" office:value-type="string">
            <text:p text:style-name="SQL"/>
          </table:table-cell>
          <table:table-cell table:style-name="Tabla3.C5" office:value-type="string">
            <text:p text:style-name="SQL">NOMBRE</text:p>
          </table:table-cell>
          <table:table-cell table:style-name="Tabla3.D12" office:value-type="string">
            <text:p text:style-name="SQL"/>
          </table:table-cell>
          <table:table-cell table:style-name="Tabla3.E4" office:value-type="string">
            <text:p text:style-name="SQL">NOMBRE</text:p>
          </table:table-cell>
        </table:table-row>
        <table:table-row table:style-name="Tabla3.1">
          <table:table-cell table:style-name="Tabla3.A8" office:value-type="string">
            <text:p text:style-name="SQL">LICENCIA_FISCAL</text:p>
          </table:table-cell>
          <table:table-cell table:style-name="Tabla3.D15" office:value-type="string">
            <text:p text:style-name="SQL"/>
          </table:table-cell>
          <table:table-cell table:style-name="Tabla3.C5" office:value-type="string">
            <text:p text:style-name="SQL">DOMICILIO</text:p>
          </table:table-cell>
          <table:table-cell table:style-name="Tabla3.D12" office:value-type="string">
            <text:p text:style-name="SQL"/>
          </table:table-cell>
          <table:table-cell table:style-name="Tabla3.E4" office:value-type="string">
            <text:p text:style-name="SQL">DOMICILIO</text:p>
          </table:table-cell>
        </table:table-row>
        <table:table-row table:style-name="Tabla3.1">
          <table:table-cell table:style-name="Tabla3.A8" office:value-type="string">
            <text:p text:style-name="SQL">DOMICILIO</text:p>
          </table:table-cell>
          <table:table-cell table:style-name="Tabla3.D15" office:value-type="string">
            <text:p text:style-name="SQL"/>
          </table:table-cell>
          <table:table-cell table:style-name="Tabla3.C5" office:value-type="string">
            <text:p text:style-name="SQL">COD_PUB</text:p>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8" office:value-type="string">
            <text:p text:style-name="SQL">FECHA_APERTURA</text:p>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8" office:value-type="string">
            <text:p text:style-name="SQL">HORARIO</text:p>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8" office:value-type="string">
            <text:p text:style-name="SQL">COD_LOCALIDAD</text:p>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9" office:value-type="string">
            <text:p text:style-name="SQL"/>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10" office:value-type="string">
            <text:p text:style-name="P19">EXISTENCIAS</text:p>
          </table:table-cell>
          <table:table-cell table:style-name="Tabla3.D15" office:value-type="string">
            <text:p text:style-name="SQL"/>
          </table:table-cell>
          <table:table-cell table:style-name="Tabla3.C10" office:value-type="string">
            <text:p text:style-name="P19">LOCALIDAD</text:p>
          </table:table-cell>
          <table:table-cell table:style-name="Tabla3.D12" office:value-type="string">
            <text:p text:style-name="SQL"/>
          </table:table-cell>
          <table:table-cell table:style-name="Tabla3.A10" office:value-type="string">
            <text:p text:style-name="P19">PUB_EMPLEADO</text:p>
          </table:table-cell>
        </table:table-row>
        <table:table-row table:style-name="Tabla3.1">
          <table:table-cell table:style-name="Tabla3.A11" office:value-type="string">
            <text:p text:style-name="P20">#COD_ARTICULO</text:p>
          </table:table-cell>
          <table:table-cell table:style-name="Tabla3.D15" office:value-type="string">
            <text:p text:style-name="SQL"/>
          </table:table-cell>
          <table:table-cell table:style-name="Tabla3.C11" office:value-type="string">
            <text:p text:style-name="P20">#COD_LOCALIDAD</text:p>
          </table:table-cell>
          <table:table-cell table:style-name="Tabla3.D12" office:value-type="string">
            <text:p text:style-name="SQL"/>
          </table:table-cell>
          <table:table-cell table:style-name="Tabla3.E11" office:value-type="string">
            <text:p text:style-name="P20">#COD_PUB</text:p>
          </table:table-cell>
        </table:table-row>
        <table:table-row table:style-name="Tabla3.1">
          <table:table-cell table:style-name="Tabla3.A15" office:value-type="string">
            <text:p text:style-name="SQL">NOMBRE</text:p>
          </table:table-cell>
          <table:table-cell table:style-name="Tabla3.D15" office:value-type="string">
            <text:p text:style-name="SQL"/>
          </table:table-cell>
          <table:table-cell table:style-name="Tabla3.C12" office:value-type="string">
            <text:p text:style-name="SQL">NOMBRE</text:p>
          </table:table-cell>
          <table:table-cell table:style-name="Tabla3.D12" office:value-type="string">
            <text:p text:style-name="SQL"/>
          </table:table-cell>
          <table:table-cell table:style-name="Tabla3.E13" office:value-type="string">
            <text:p text:style-name="P20">#DNI_EMPLEADO</text:p>
          </table:table-cell>
        </table:table-row>
        <table:table-row table:style-name="Tabla3.1">
          <table:table-cell table:style-name="Tabla3.A15" office:value-type="string">
            <text:p text:style-name="SQL">CANTIDAD</text:p>
          </table:table-cell>
          <table:table-cell table:style-name="Tabla3.D15" office:value-type="string">
            <text:p text:style-name="SQL"/>
          </table:table-cell>
          <table:table-cell table:style-name="Tabla3.C15" office:value-type="string">
            <text:p text:style-name="SQL"/>
          </table:table-cell>
          <table:table-cell table:style-name="Tabla3.D15" office:value-type="string">
            <text:p text:style-name="SQL"/>
          </table:table-cell>
          <table:table-cell table:style-name="Tabla3.E13" office:value-type="string">
            <text:p text:style-name="P20">#FUNCION</text:p>
          </table:table-cell>
        </table:table-row>
        <table:table-row table:style-name="Tabla3.1">
          <table:table-cell table:style-name="Tabla3.A15" office:value-type="string">
            <text:p text:style-name="SQL">PRECIO</text:p>
          </table:table-cell>
          <table:table-cell table:style-name="Tabla3.D15" office:value-type="string">
            <text:p text:style-name="SQL"/>
          </table:table-cell>
          <table:table-cell table:style-name="Tabla3.C15" office:value-type="string">
            <text:p text:style-name="SQL"/>
          </table:table-cell>
          <table:table-cell table:style-name="Tabla3.D15" office:value-type="string">
            <text:p text:style-name="SQL"/>
          </table:table-cell>
          <table:table-cell table:style-name="Tabla3.E15" office:value-type="string">
            <text:p text:style-name="SQL"/>
          </table:table-cell>
        </table:table-row>
        <table:table-row table:style-name="Tabla3.1">
          <table:table-cell table:style-name="Tabla3.A15" office:value-type="string">
            <text:p text:style-name="SQL">COD_PUB</text:p>
          </table:table-cell>
          <table:table-cell table:style-name="Tabla3.D15" office:value-type="string">
            <text:p text:style-name="SQL"/>
          </table:table-cell>
          <table:table-cell table:style-name="Tabla3.C15" office:value-type="string">
            <text:p text:style-name="SQL"/>
          </table:table-cell>
          <table:table-cell table:style-name="Tabla3.D15" office:value-type="string">
            <text:p text:style-name="SQL"/>
          </table:table-cell>
          <table:table-cell table:style-name="Tabla3.E15" office:value-type="string">
            <text:p text:style-name="SQL"/>
          </table:table-cell>
        </table:table-row>
      </table:table>
      <text:p text:style-name="P7"/>
      <text:p text:style-name="P7">Se pide escribir los comandos SQL que permitan la creación de las tablas anteriores teniendo en cuenta las siguientes restricciones:</text:p>
      <text:list xml:id="list3000610446979933829" text:style-name="WW8Num12">
        <text:list-header>
          <text:p text:style-name="P44"/>
        </text:list-header>
      </text:list>
      <text:list xml:id="list5101421830976679987" text:style-name="L1">
        <text:list-item>
          <text:p text:style-name="P45">Todos los valores son de tipo carácter excepto los campos FECHA_APERTURA (fecha) , CANTIDAD, PRECIO y COD_LOCALIDAD (numéricos). </text:p>
        </text:list-item>
        <text:list-item>
          <text:p text:style-name="P45">Los únicos campos que no son obligatorios son los campos DOMICILIO. </text:p>
        </text:list-item>
        <text:list-item>
          <text:p text:style-name="P45">Los valores del campo horario sólo pueden ser HOR1, HOR2 y HOR3. </text:p>
        </text:list-item>
        <text:list-item>
          <text:p text:style-name="P45">No es posible dar de alta EXISTENCIAS a precio 0. </text:p>
        </text:list-item>
        <text:list-item>
          <text:p text:style-name="P45">El campo función de la tabla PUB_EMPLEADO sólo puede tener los valores CAMARERO, SEGURIDAD, LIMPIEZA. </text:p>
        </text:list-item>
        <text:list-item>
          <text:p text:style-name="P45">Se ha de mantener la integridad referencial entre las tablas. </text:p>
        </text:list-item>
        <text:list-item>
          <text:p text:style-name="P45">Las claves primarias vienen marcadas con el símbolo #.</text:p>
        </text:list-item>
      </text:list>
      <text:p text:style-name="P1"/>
      <text:p text:style-name="P63"/>
      <text:p text:style-name="P73">Solución:</text:p>
      <text:p text:style-name="P9"/>
      <text:p text:style-name="P10">Sentencias SQL de creación de tablas:</text:p>
      <text:p text:style-name="Standard"/>
      <text:p text:style-name="P21">CREATE TABLE pub (</text:p>
      <text:p text:style-name="P21"><text:s text:c="4"/>cod_pub <text:s text:c="8"/>VARCHAR2(5) <text:s/><text:span text:style-name="T13">NOT NULL</text:span>,</text:p>
      <text:p text:style-name="P21"><text:s text:c="4"/>nombre <text:s text:c="9"/>VARCHAR2(60) NOT NULL,</text:p>
      <text:p text:style-name="P21"><text:s text:c="4"/>licencia_fiscal VARCHAR2(60) NOT NULL,</text:p>
      <text:p text:style-name="P21"><text:s text:c="4"/>domicilio <text:s text:c="6"/>VARCHAR2(60) <text:s text:c="8"/>,</text:p>
      <text:p text:style-name="P21"><text:s text:c="4"/>fecha_apertura <text:s/>DATE <text:s text:c="8"/>NOT NULL,</text:p>
      <text:p text:style-name="P21"><text:s text:c="4"/>horario <text:s text:c="8"/>VARCHAR2(60) NOT NULL,</text:p>
      <text:p text:style-name="P21"><text:s text:c="4"/>cod_localidad <text:s text:c="2"/>NUMBER <text:s text:c="6"/>NOT NULL ) ;</text:p>
      <text:p text:style-name="P21"/>
      <text:p text:style-name="P21">CREATE TABLE titular (</text:p>
      <text:p text:style-name="P21"><text:s text:c="4"/>dni_titular <text:s text:c="4"/>VARCHAR2(8) <text:s/><text:span text:style-name="T13">NOT NULL</text:span>,</text:p>
      <text:p text:style-name="P21"><text:s text:c="4"/>nombre <text:s text:c="9"/>VARCHAR2(60) NOT NULL,</text:p>
      <text:p text:style-name="P21"><text:s text:c="4"/>domicilio <text:s text:c="6"/>VARCHAR2(60) <text:s text:c="8"/>,</text:p>
      <text:p text:style-name="P21"><text:s text:c="4"/>cod_pub <text:s text:c="8"/>VARCHAR2(5) <text:s/>NOT NULL ) ;</text:p>
      <text:p text:style-name="P21"/>
      <text:p text:style-name="P21">CREATE TABLE empleado (</text:p>
      <text:p text:style-name="P21"><text:s text:c="4"/>dni_empleado <text:s text:c="3"/>VARCHAR2(8) <text:s/><text:span text:style-name="T13">NOT NULL</text:span>,</text:p>
      <text:p text:style-name="P21"><text:s text:c="4"/>nombre <text:s text:c="9"/>VARCHAR2(60) NOT NULL,</text:p>
      <text:p text:style-name="P21"><text:s text:c="4"/>domicilio <text:s text:c="6"/>VARCHAR2(60) <text:s text:c="9"/>) ;</text:p>
      <text:p text:style-name="P21"/>
      <text:p text:style-name="P21">CREATE TABLE existencias (</text:p>
      <text:p text:style-name="P21"><text:s text:c="4"/>cod_articulo <text:s text:c="3"/>VARCHAR2(10) <text:span text:style-name="T13">NOT NULL</text:span>,</text:p>
      <text:p text:style-name="P21"><text:s text:c="4"/>nombre <text:s text:c="9"/>VARCHAR2(60) NOT NULL,</text:p>
      <text:p text:style-name="P21"><text:s text:c="4"/>cantidad <text:s text:c="7"/>NUMBER <text:s text:c="6"/>NOT NULL,</text:p>
      <text:p text:style-name="P21"><text:s text:c="4"/>precio <text:s text:c="9"/>NUMBER <text:s text:c="6"/>NOT NULL,</text:p>
      <text:p text:style-name="P21"><text:s text:c="4"/>cod_pub <text:s text:c="8"/>VARCHAR2(5) <text:s/>NOT NULL ) ;</text:p>
      <text:p text:style-name="P21"/>
      <text:p text:style-name="P21">CREATE TABLE localidad (</text:p>
      <text:p text:style-name="P21"><text:s text:c="4"/>cod_localidad <text:s text:c="2"/>NUMBER <text:s text:c="5"/><text:span text:style-name="T13"><text:s/>NOT NULL</text:span>,</text:p>
      <text:p text:style-name="P21"><text:s text:c="4"/>nombre <text:s text:c="9"/>VARCHAR2(60) NOT NULL ) ;</text:p>
      <text:p text:style-name="P21"/>
      <text:p text:style-name="P21">CREATE TABLE pub_empleado (</text:p>
      <text:p text:style-name="P21"><text:s text:c="4"/>cod_pub <text:s text:c="8"/>VARCHAR2(5)<text:span text:style-name="T13"> <text:s/>NOT NULL</text:span>,</text:p>
      <text:p text:style-name="P21"><text:s text:c="4"/>dni_empleado <text:s text:c="3"/>VARCHAR2(8) <text:span text:style-name="T13"><text:s/>NOT NULL</text:span>,</text:p>
      <text:p text:style-name="P21"><text:s text:c="4"/>funcion <text:s text:c="8"/>VARCHAR2(9)<text:span text:style-name="T13"> NOT NULL</text:span> ) ;</text:p>
      <text:p text:style-name="P11"/>
      <text:p text:style-name="P11"/>
      <text:p text:style-name="P74">Sentencias SQL de creación restricciones:</text:p>
      <text:p text:style-name="P11"><text:bookmark-start text:name="DDE_LINK1"/></text:p>
      <text:p text:style-name="P80"><text:bookmark-start text:name="DDE_LINK"/>ALTER TABLE pub ADD CONSTRAINT pk_pub</text:p>
      <text:p text:style-name="P80"><text:s text:c="2"/>PRIMARY KEY (cod_pub) ;</text:p>
      <text:p text:style-name="P21"/>
      <text:p text:style-name="P21">ALTER TABLE pub ADD CONSTRAINT fk_pub_localidad</text:p>
      <text:p text:style-name="P21"><text:s/>FOREIGN KEY (cod_localidad)</text:p>
      <text:p text:style-name="P21"><text:s/>REFERENCES localidad (cod_localidad) ;</text:p>
      <text:p text:style-name="P21"/>
      <text:p text:style-name="P21">ALTER TABLE pub ADD CONSTRAINT ck_horario</text:p>
      <text:p text:style-name="P21"><text:s/>CHECK (horario IN (‘HOR1’, ’HOR2’, ’HOR3’)<text:bookmark-end text:name="DDE_LINK"/> ;</text:p>
      <text:p text:style-name="P21"/>
      <text:p text:style-name="P21">ALTER TABLE titular ADD CONSTRAINT pk_titular</text:p>
      <text:p text:style-name="P21"><text:s/>PRIMARY KEY (dni_titular) ;</text:p>
      <text:p text:style-name="P21"/>
      <text:p text:style-name="P21">ALTER TABLE titular ADD CONSTRAINT fk_titular_pu</text:p>
      <text:p text:style-name="P21"><text:s/>FOREIGN KEY (cod_pub)</text:p>
      <text:p text:style-name="P21"><text:s/>REFERENCES pub (cod_pub) ;</text:p>
      <text:p text:style-name="P21"/>
      <text:p text:style-name="P21">ALTER TABLE empleado ADD CONSTRAINT pk_empleado</text:p>
      <text:p text:style-name="P21"><text:s/>PRIMARY KEY (dni_empleado) ;</text:p>
      <text:p text:style-name="P21"/>
      <text:p text:style-name="P21">ALTER TABLE existencias AAD CONSTRAINT pk_ existencias</text:p>
      <text:p text:style-name="P21"><text:s/>PRIMARY KEY (cod_articulo) ;</text:p>
      <text:p text:style-name="P21"/>
      <text:p text:style-name="P21">ALTER TABLE existencias ADD CONSTRAINT fk_existencias_pub</text:p>
      <text:p text:style-name="P21"><text:s/>FOREIGN KEY (cod_pub)</text:p>
      <text:p text:style-name="P21"><text:s/>REFERENCES pub (cod_pub) ;</text:p>
      <text:p text:style-name="P21"/>
      <text:p text:style-name="P21">ALTER TABLE existencias ADD CONSTRAINT ck_precio</text:p>
      <text:p text:style-name="P21"><text:s/>CHECK (precio &lt;&gt; 0) ;</text:p>
      <text:p text:style-name="P21"/>
      <text:p text:style-name="P21">ALTER TABLE localidad ADD CONSTRAINT pk_localidad</text:p>
      <text:p text:style-name="P21"><text:s/>PRIMARY KEY (cod_localidad) ;</text:p>
      <text:p text:style-name="P21"/>
      <text:p text:style-name="P21">ALTER TABLE pub_empleado ADD CONSTRAINT pk_pub_empleado</text:p>
      <text:p text:style-name="P21"><text:s/>PRIMARY KEY (cod_pub, dni_empleado, funcion) ;</text:p>
      <text:p text:style-name="P21"/>
      <text:p text:style-name="P21">ALTER TABLE pub_empleado ADD CONSTRAINT fk_pubemple_pub</text:p>
      <text:p text:style-name="P21"><text:s/>FOREIGN KEY (cod_pub)</text:p>
      <text:p text:style-name="P21"><text:s/>REFERENCES pub(cod_pub) ;</text:p>
      <text:p text:style-name="P21"/>
      <text:p text:style-name="P21">ALTER TABLE pub_empleado ADD CONSTRAINT fk_pubemple_empleado</text:p>
      <text:p text:style-name="P21"><text:s/>FOREIGN KEY (dni_empleado)</text:p>
      <text:p text:style-name="P21"><text:s/>REFERENCES empleado (dni_empleado)<text:bookmark-end text:name="DDE_LINK1"/> ;</text:p>
      <text:p text:style-name="P21"/>
      <text:p text:style-name="P21">ALTER TABLE pub_empleado</text:p>
      <text:p text:style-name="P21"><text:s/>ADD CONSTRAINT ck_funcion</text:p>
      <text:p text:style-name="P21"><text:s/>CHECK (funcion IN (‘CAMARERO’, ’SEGURIDAD’, ’LIMPIEZA’) ;</text:p>
      <text:p text:style-name="P26">Ejercicio 2:</text:p>
      <text:p text:style-name="P2"/>
      <text:p text:style-name="P8">La siguiente base de datos está pensada para almacenar la información necesaria para gestionar la venta automática de entradas para diferentes espectáculos desde múltiples puntos de venta, como pueden ser oficinas bancarias, terminales tipo Servicaixa, o las mismas taquillas de teatros u otros recintos.</text:p>
      <text:p text:style-name="P6"/>
      <text:p text:style-name="P16"><text:bookmark-start text:name="DDE_LINK2"/><text:span text:style-name="T11">ESPECTACULOS </text:span><text:span text:style-name="T13">(COD_ESPECTACULO, NOMBRE, TIPO, FECHA_INICIAL, FECHA_FINAL, INTERPRETE, COD_RECINTO)</text:span></text:p>
      <text:p text:style-name="P17"/>
      <text:p text:style-name="P16"><text:span text:style-name="T11">PRECIOS_ESPECTACULOS</text:span><text:span text:style-name="T13"> (COD_ESPECTACULO, COD_RECINTO, ZONA, PRECIO)</text:span></text:p>
      <text:p text:style-name="P34"/>
      <text:p text:style-name="P16"><text:span text:style-name="T11">RECINTOS</text:span><text:span text:style-name="T13"> (COD_RECINTO, NOMBRE, DIRECCION, CIUDAD, TELEFONO, HORARIO)</text:span></text:p>
      <text:p text:style-name="P17"/>
      <text:p text:style-name="P16"><text:span text:style-name="T11">ZONAS_RECINTOS</text:span><text:span text:style-name="T13"> (COD_RECINTO, ZONA, CAPACIDAD)</text:span></text:p>
      <text:p text:style-name="P17"/>
      <text:p text:style-name="P16"><text:span text:style-name="T11">ASIENTOS </text:span><text:span text:style-name="T13">(COD_RECINTO, ZONA, FILA, NUMERO)</text:span></text:p>
      <text:p text:style-name="P34"/>
      <text:p text:style-name="P16"><text:span text:style-name="T11">REPRESENTACIONES</text:span><text:span text:style-name="T13"> (COD_ESPECTACULO, FECHA, HORA)</text:span></text:p>
      <text:p text:style-name="P34"/>
      <text:p text:style-name="P16"><text:span text:style-name="T11">ENTRADAS</text:span><text:span text:style-name="T13"> (COD_ESPECTACULO, FECHA, HORA, COD_RECINTO, FILA, NUMERO, ZONA, DNI_CLIENTE)</text:span></text:p>
      <text:p text:style-name="P34"/>
      <text:p text:style-name="P16"><text:span text:style-name="T11">ESPECTADORES</text:span><text:span text:style-name="T13"> (DNI_CLIENTE, NOMBRE, DIRECCION, TELEFONO, CIUDAD, NTARJETA)</text:span><text:bookmark-end text:name="DDE_LINK2"/></text:p>
      <text:p text:style-name="P7"/>
      <text:p text:style-name="P7">Se pide:</text:p>
      <text:p text:style-name="P7"/>
      <text:list xml:id="list510090008512393954" text:style-name="WW8Num28">
        <text:list-item>
          <text:p text:style-name="P46">Establecer las claves primarias de cada una de las tablas y las restricciones de integridad referencial existentes entre las mismas.</text:p>
        </text:list-item>
        <text:list-item>
          <text:p text:style-name="P46">Crear las sentencias SQL que nos permiten crear las tablas anteriores y sus resticciones.</text:p>
        </text:list-item>
      </text:list>
      <text:p text:style-name="P39"/>
      <text:p text:style-name="P41">Solución:</text:p>
      <text:p text:style-name="P40"/>
      <text:p text:style-name="P7">El problema admite múltiples soluciones en base a los supuestos que se hagan, todas serían válidas siempre que sean coherentes con las claves elegidas. Os propongo la siguiente:</text:p>
      <text:p text:style-name="P7"/>
      <text:p text:style-name="P7">Las claves primarias que se pueden deducir son las siguientes:</text:p>
      <text:p text:style-name="P7"/>
      <text:p text:style-name="P5"><text:span text:style-name="T11">ESPECTACULOS</text:span><text:span text:style-name="T13"> (COD_ESPECTACULO, NOMBRE, TIPO, FECHA_INICIAL, FECHA_FINAL, INTERPRETE, COD_RECINTO)</text:span></text:p>
      <text:p text:style-name="P1"/>
      <text:list xml:id="list4160704384953055847" text:style-name="L2">
        <text:list-item>
          <text:p text:style-name="P47">Primary Key: COD_ESPECTACULO</text:p>
          <text:p text:style-name="P47"/>
        </text:list-item>
        <text:list-item>
          <text:p text:style-name="P57">Foreign Key: COD_RECINTO</text:p>
        </text:list-item>
      </text:list>
      <text:p text:style-name="P18"/>
      <text:p text:style-name="P17">Esta elección implica que un mismo espectáculo tendrá diferentes códigos cuando se representa en las diferentes fechas y recintos.</text:p>
      <text:p text:style-name="P7"/>
      <text:p text:style-name="P5"><text:span text:style-name="T11">PRECIOS_ESPECTACULOS</text:span><text:span text:style-name="T13"> (COD_ESPECTACULO, COD_RECINTO, ZONA, PRECIO)</text:span></text:p>
      <text:p text:style-name="P7"/>
      <text:list xml:id="list4548951437518124712" text:style-name="L3">
        <text:list-item>
          <text:p text:style-name="P48">Primary Key formada por los campos: COD_ESPECTACULO, COD_RECINTO,ZONA puesto que puede haber precios diferentes para las distintas zonas (patio de butacas, palco, etc ...) del recinto dónde se celebra el espectáculo.</text:p>
          <text:p text:style-name="P48"/>
        </text:list-item>
        <text:list-item>
          <text:p text:style-name="P48">Dos Foreign Key:</text:p>
        </text:list-item>
        <text:list-item>
          <text:p text:style-name="P66">COD_ESPECTACULO</text:p>
        </text:list-item>
        <text:list-item>
          <text:p text:style-name="P66">COD_RECINTO, <text:s/>ZONA</text:p>
        </text:list-item>
      </text:list>
      <text:p text:style-name="P7"/>
      <text:p text:style-name="P5"><text:span text:style-name="T11">RECINTOS</text:span><text:span text:style-name="T13"> (COD_RECINTO, NOMBRE, DIRECCION, CIUDAD, TELEFONO, HORARIO)</text:span></text:p>
      <text:p text:style-name="P7"/>
      <text:list xml:id="list3358925246458131771" text:style-name="L4">
        <text:list-item>
          <text:p text:style-name="P49">Primary Key formada por los campos: COD_RECINTO</text:p>
        </text:list-item>
      </text:list>
      <text:p text:style-name="P7"/>
      <text:p text:style-name="P5"><text:span text:style-name="T11">ZONAS_RECINTOS</text:span><text:span text:style-name="T13"> (COD_RECINTO, ZONA, CAPACIDAD)</text:span></text:p>
      <text:p text:style-name="P7"/>
      <text:list xml:id="list6248408683001473963" text:style-name="L5">
        <text:list-item>
          <text:p text:style-name="P50">Primary Key formada por los campos: COD_RECINTO, ZONA puesto que puede las distintas zonas (patio de butacas, palco, etc ...) del recinto dónde se celebra el espectáculo tienen diferentes capacidades.</text:p>
          <text:p text:style-name="P50"/>
        </text:list-item>
        <text:list-item>
          <text:p text:style-name="P58">Foreign Key: COD_RECINTO</text:p>
        </text:list-item>
      </text:list>
      <text:p text:style-name="P12"/>
      <text:p text:style-name="P5"><text:span text:style-name="T11">ASIENTOS </text:span><text:span text:style-name="T13">(COD_RECINTO, ZONA, FILA, NUMERO)</text:span></text:p>
      <text:p text:style-name="P42"/>
      <text:list xml:id="list5580939843850528715" text:style-name="L6">
        <text:list-item>
          <text:p text:style-name="P51">Primary Key formada por los campos: COD_RECINTO, ZONA, FILA, NUMERO un asiento de un recinto se identifica por la zona en la que se encuentra, su fila y su número. El asiento 4 correspondiente a la fila 2 del patio de butacas de un determinado recinto.</text:p>
          <text:p text:style-name="P51"/>
        </text:list-item>
        <text:list-item>
          <text:p text:style-name="P59">Foreign Key: COD_RECINTO, ZONA</text:p>
        </text:list-item>
      </text:list>
      <text:p text:style-name="P10"/>
      <text:p text:style-name="P28"><text:span text:style-name="T11">REPRESENTACIONES</text:span><text:span text:style-name="T13"> (COD_ESPECTACULO, FECHA, HORA)</text:span></text:p>
      <text:p text:style-name="P7"/>
      <text:list xml:id="list1072220943842236832" text:style-name="L7">
        <text:list-item>
          <text:p text:style-name="P52">Primary Key formada por los campos: COD_RECINTO, FECHA, HORA puesto que puede celebrarse un mismo espectáculo el mismo día a horas diferentes.</text:p>
          <text:p text:style-name="P52"/>
        </text:list-item>
        <text:list-item>
          <text:p text:style-name="P60">Foreign Key : COD_ESPECTACULO</text:p>
        </text:list-item>
      </text:list>
      <text:p text:style-name="P12"/>
      <text:p text:style-name="P5"><text:span text:style-name="T11">ENTRADAS</text:span><text:span text:style-name="T13"> (COD_ESPECTACULO, FECHA, HORA, COD_RECINTO, FILA, NUMERO, ZONA, DNI_CLIENTE)</text:span></text:p>
      <text:p text:style-name="P7"/>
      <text:list xml:id="list8402253702712640077" text:style-name="L8">
        <text:list-item>
          <text:p text:style-name="P53">Tal cómo esta conformada la tabla la Primary Key formada por los campos: COD_ESPECTÁCULO, FECHA, HORA, FILA, NUMERO, ZONA, DNI_CLIENTE</text:p>
          <text:p text:style-name="P53"/>
          <text:p text:style-name="P53">Un cliente podría comprar más de una entrada para un mismo espectáculo, que se celebra el mismo día y esas entradas podrían corresponder a la misma fila y al mismo número de butaca de diferentes zonas.</text:p>
          <text:p text:style-name="P53"/>
        </text:list-item>
        <text:list-item>
          <text:p text:style-name="P61">Tres Foreign Key :</text:p>
        </text:list-item>
        <text:list-item>
          <text:p text:style-name="P68">COD_ESPECTÁCULO</text:p>
        </text:list-item>
        <text:list-item>
          <text:p text:style-name="P67">COD_RECINTO, ZONA, FILA, NUMERO</text:p>
        </text:list-item>
        <text:list-item>
          <text:p text:style-name="P67">DNI_CLIENTE</text:p>
        </text:list-item>
      </text:list>
      <text:p text:style-name="P7"/>
      <text:p text:style-name="P5"><text:span text:style-name="T11">ESPECTADORES</text:span><text:span text:style-name="T13"> (DNI_CLIENTE, NOMBRE, DIRECCIÓN, TELEFONO, CIUDAD, NTARJETA)</text:span></text:p>
      <text:p text:style-name="P7"/>
      <text:list xml:id="list1512816703795228046" text:style-name="L9">
        <text:list-item>
          <text:p text:style-name="P54">Primary Key formada por el DNI_CLIENTE.</text:p>
        </text:list-item>
      </text:list>
      <text:p text:style-name="P7"/>
      <text:p text:style-name="P7"/>
      <text:p text:style-name="P70">Sentencias SQL de creación de tablas:</text:p>
      <text:p text:style-name="P7"/>
      <text:p text:style-name="P22">CREATE TABLE espectaculos (</text:p>
      <text:p text:style-name="P22"><text:s text:c="4"/>cod_espectaculo VARCHAR2(8) <text:s/>NOT NULL,</text:p>
      <text:p text:style-name="P22"><text:s text:c="4"/>nombre <text:s text:c="9"/>VARCHAR2(80) NOT NULL,</text:p>
      <text:p text:style-name="P22"><text:s text:c="4"/>tipo <text:s text:c="11"/>VARCHAR2(80) NOT NULL,</text:p>
      <text:p text:style-name="P22"><text:s text:c="4"/>fecha_inicial <text:s text:c="2"/>DATE <text:s text:c="16"/>,</text:p>
      <text:p text:style-name="P22"><text:s text:c="4"/>fecha_final <text:s text:c="4"/>DATE <text:s text:c="16"/>,</text:p>
      <text:p text:style-name="P22"><text:s text:c="4"/>interprete <text:s text:c="5"/>VARCHAR2(80) NOT NULL,</text:p>
      <text:p text:style-name="P22"><text:s text:c="4"/>cod_recinto <text:s text:c="4"/>VARCHAR2(8) <text:s text:c="10"/>) ;</text:p>
      <text:p text:style-name="P22"/>
      <text:p text:style-name="P22">CREATE TABLE precios_espectaculos (</text:p>
      <text:p text:style-name="P22"><text:s text:c="4"/>cod_espectaculo VARCHAR2(8) <text:s/>NOT NULL,</text:p>
      <text:p text:style-name="P22"><text:s text:c="4"/>cod_recinto <text:s text:c="4"/>VARCHAR2(8) <text:s/>NOT NULL,</text:p>
      <text:p text:style-name="P22"><text:s text:c="4"/>zona <text:s text:c="11"/>VARCHAR2(80) NOT NULL,</text:p>
      <text:p text:style-name="P22"><text:s text:c="4"/>precio <text:s text:c="9"/>NUMBER <text:s text:c="6"/>NOT NULL ) ;</text:p>
      <text:p text:style-name="P22"/>
      <text:p text:style-name="P22">CREATE TABLE recintos (</text:p>
      <text:p text:style-name="P22"><text:s text:c="4"/>cod_recinto <text:s text:c="4"/>VARCHAR2(8) <text:s/>NOT NULL,</text:p>
      <text:p text:style-name="P22"><text:s text:c="4"/>nombre <text:s text:c="9"/>VARCHAR2(80) NOT NULL,</text:p>
      <text:p text:style-name="P22"><text:s text:c="4"/>direccion <text:s text:c="6"/>VARCHAR2(80) NOT NULL,</text:p>
      <text:p text:style-name="P22"><text:s text:c="4"/>ciudad <text:s text:c="9"/>VARCHAR2(80) NOT NULL,</text:p>
      <text:p text:style-name="P22"><text:s text:c="4"/>telefono <text:s text:c="7"/>VARCHAR2(80) <text:s text:c="8"/>,</text:p>
      <text:p text:style-name="P22"><text:s text:c="4"/>horario <text:s text:c="8"/>VARCHAR2(80) NOT NULL ) ;</text:p>
      <text:p text:style-name="P22"/>
      <text:p text:style-name="P22">CREATE TABLE zonas_recintos (</text:p>
      <text:p text:style-name="P22"><text:s text:c="4"/>cod_recinto <text:s text:c="4"/>VARCHAR2(8) <text:s/>NOT NULL,</text:p>
      <text:p text:style-name="P22"><text:s text:c="4"/>zona <text:s text:c="11"/>VARCHAR2(80) NOT NULL,</text:p>
      <text:p text:style-name="P22"><text:s text:c="4"/>capacidad <text:s text:c="6"/>NUMBER <text:s text:c="6"/>NOT NULL ) ;</text:p>
      <text:p text:style-name="P22"/>
      <text:p text:style-name="P22">CREATE TABLE asientos (</text:p>
      <text:p text:style-name="P22"><text:s text:c="4"/>cod_recinto <text:s text:c="4"/>VARCHAR2(8) <text:s/>NOT NULL,</text:p>
      <text:p text:style-name="P22"><text:s text:c="4"/>zona <text:s text:c="11"/>VARCHAR2(80) NOT NULL,</text:p>
      <text:p text:style-name="P22"><text:s text:c="4"/>fila <text:s text:c="11"/>NUMBER <text:s text:c="6"/>NOT NULL,</text:p>
      <text:p text:style-name="P22"><text:s text:c="4"/>numero <text:s text:c="9"/>NUMBER <text:s text:c="6"/>NOT NULL ) ;</text:p>
      <text:p text:style-name="P22"/>
      <text:p text:style-name="P22">CREATE TABLE representaciones (</text:p>
      <text:p text:style-name="P22"><text:s text:c="4"/>cod_espectaculo VARCHAR2(8) <text:s/>NOT NULL,</text:p>
      <text:p text:style-name="P22"><text:s text:c="4"/>fecha <text:s text:c="10"/>DATE <text:s text:c="8"/>NOT NULL,</text:p>
      <text:p text:style-name="P22"><text:s text:c="4"/>hora <text:s text:c="11"/>VARCHAR2(8) <text:s/>NOT NULL ) ;</text:p>
      <text:p text:style-name="P22"/>
      <text:p text:style-name="P22">CREATE TABLE entradas (</text:p>
      <text:p text:style-name="P22"><text:s text:c="4"/>cod_espectaculo VARCHAR2(8) <text:s/>NOT NULL,</text:p>
      <text:p text:style-name="P22"><text:s text:c="4"/>fecha <text:s text:c="10"/>DATE <text:s text:c="8"/>NOT NULL,</text:p>
      <text:p text:style-name="P22"><text:s text:c="4"/>hora <text:s text:c="11"/>VARCHAR2(8) <text:s/>NOT NULL,</text:p>
      <text:p text:style-name="P22"><text:s text:c="4"/>cod_recinto <text:s text:c="4"/>VARCHAR2(8) <text:s/>NOT NULL,</text:p>
      <text:p text:style-name="P22"><text:s text:c="4"/>fila <text:s text:c="11"/>NUMBER <text:s text:c="14"/>,</text:p>
      <text:p text:style-name="P22"><text:s text:c="4"/>numero <text:s text:c="9"/>NUMBER <text:s text:c="14"/>,</text:p>
      <text:p text:style-name="P22"><text:s text:c="4"/>zona <text:s text:c="11"/>VARCHAR2(80) <text:s text:c="8"/>,</text:p>
      <text:p text:style-name="P22"><text:s text:c="4"/>dni_cliente <text:s text:c="4"/>VARCHAR2(9) <text:s text:c="10"/>) ;</text:p>
      <text:p text:style-name="P22"/>
      <text:p text:style-name="P22">CREATE TABLE espectadores (</text:p>
      <text:p text:style-name="P22"><text:s text:c="4"/>dni_cliente <text:s text:c="4"/>VARCHAR2(9) <text:s/>NOT NULL,</text:p>
      <text:p text:style-name="P22"><text:s text:c="4"/>nombre <text:s text:c="9"/>VARCHAR2(80) NOT NULL,</text:p>
      <text:p text:style-name="P22"><text:s text:c="4"/>direccion <text:s text:c="6"/>VARCHAR2(80) <text:s text:c="8"/>,</text:p>
      <text:p text:style-name="P22"><text:s text:c="4"/>telefono <text:s text:c="7"/>VARCHAR2(80) <text:s text:c="8"/>,</text:p>
      <text:p text:style-name="P22"><text:s text:c="4"/>ciudad <text:s text:c="9"/>VARCHAR2(80) <text:s text:c="8"/>,</text:p>
      <text:p text:style-name="P22"><text:s text:c="4"/>ntarjeta <text:s text:c="7"/>VARCHAR2(20) NOT NULL ) ;</text:p>
      <text:p text:style-name="P23"><text:soft-page-break/></text:p>
      <text:p text:style-name="P23">Sentencias SQL de creación de restricciones:</text:p>
      <text:p text:style-name="P23"/>
      <text:p text:style-name="P80">ALTER TABLE espectaculos</text:p>
      <text:p text:style-name="P80"><text:s/>ADD CONSTRAINT pk_espectaculos</text:p>
      <text:p text:style-name="P21"><text:s/>PRIMARY KEY (cod_espectaculo) ;</text:p>
      <text:p text:style-name="P21"/>
      <text:p text:style-name="P80">ALTER TABLE espectaculos</text:p>
      <text:p text:style-name="P80"><text:s/>ADD CONSTRAINT fk_espectaculos_recintos</text:p>
      <text:p text:style-name="P21"><text:s/>FOREIGN KEY (cod_recinto)</text:p>
      <text:p text:style-name="P21"><text:s/>REFERENCES recintos (cod_recinto) ;</text:p>
      <text:p text:style-name="P21"/>
      <text:p text:style-name="P80">ALTER TABLE precios_espectaculos</text:p>
      <text:p text:style-name="P80"><text:s/>ADD CONSTRAINT pk_precios_espectaculos</text:p>
      <text:p text:style-name="P21"><text:s/>PRIMARY KEY (cod_espectaculo, cod_recinto, zona) ;</text:p>
      <text:p text:style-name="P21"/>
      <text:p text:style-name="P80">ALTER TABLE precios_espectaculos</text:p>
      <text:p text:style-name="P80"><text:s/>ADD CONSTRAINT fk_precios_espectaculos</text:p>
      <text:p text:style-name="P21"><text:s/>FOREIGN KEY (cod_espectaculo)</text:p>
      <text:p text:style-name="P21"><text:s/>REFERENCES espectaculos (cod_espectaculo) ;</text:p>
      <text:p text:style-name="P21"/>
      <text:p text:style-name="P80">ALTER TABLE precios_espectaculos</text:p>
      <text:p text:style-name="P80"><text:s/>ADD CONSTRAINT fk_precios_recinto</text:p>
      <text:p text:style-name="P21"><text:s/>FOREIGN KEY (cod_recinto, zona)</text:p>
      <text:p text:style-name="P21"><text:s/>REFERENCES zonas_recintos (cod_recinto, zona) ;</text:p>
      <text:p text:style-name="P21"/>
      <text:p text:style-name="P80">ALTER TABLE recintos</text:p>
      <text:p text:style-name="P80"><text:s/>ADD CONSTRAINT pk_recintos</text:p>
      <text:p text:style-name="P21"><text:s/>PRIMARY KEY (cod_recinto) ;</text:p>
      <text:p text:style-name="P21"/>
      <text:p text:style-name="P80">ALTER TABLE zonas_recintos</text:p>
      <text:p text:style-name="P80"><text:s/>ADD CONSTRAINT pk_zonas_recintos</text:p>
      <text:p text:style-name="P21"><text:s/>PRIMARY KEY (cod_recinto, zona) ;</text:p>
      <text:p text:style-name="P21"/>
      <text:p text:style-name="P80">ALTER TABLE zonas_recinto</text:p>
      <text:p text:style-name="P80"><text:s/>ADD CONSTRAINT fk_zonas_recintos</text:p>
      <text:p text:style-name="P21"><text:s/>FOREIGN KEY (cod_recinto)</text:p>
      <text:p text:style-name="P21"><text:s/>REFERENCES recintos (cod_recinto) ;</text:p>
      <text:p text:style-name="P21"/>
      <text:p text:style-name="P80">ALTER TABLE asientos</text:p>
      <text:p text:style-name="P80"><text:s/>ADD CONSTRAINT pk_asientos</text:p>
      <text:p text:style-name="P21"><text:s/>PRIMARY KEY (cod_recinto, zona, fila, numero) ;</text:p>
      <text:p text:style-name="P21"/>
      <text:p text:style-name="P80">ALTER TABLE asientos</text:p>
      <text:p text:style-name="P80"><text:s/>ADD CONSTRAINT fk_asientos_recintos</text:p>
      <text:p text:style-name="P21"><text:s/>FOREIGN KEY (cod_recinto, zona)</text:p>
      <text:p text:style-name="P21"><text:s/>REFERENCES recintos (cod_recinto, zona) ;</text:p>
      <text:p text:style-name="P21"/>
      <text:p text:style-name="P80">ALTER TABLE representaciones</text:p>
      <text:p text:style-name="P80"><text:s/>ADD CONSTRAINT pk_representaciones</text:p>
      <text:p text:style-name="P21"><text:s/>PRIMARY KEY (cod_recinto, fecha, hora) ;</text:p>
      <text:p text:style-name="P21"/>
      <text:p text:style-name="P80">ALTER TABLE representaciones</text:p>
      <text:p text:style-name="P80"><text:s/>ADD CONSTRAINT fk_representaciones_espectaculos</text:p>
      <text:p text:style-name="P21"><text:s/>FOREIGN KEY (cod_espectaculo)</text:p>
      <text:p text:style-name="P21"><text:s/>REFERENCES espectaculos (cod_espectaculo) ;</text:p>
      <text:p text:style-name="P21"/>
      <text:p text:style-name="P80"/>
      <text:p text:style-name="P82">ALTER TABLE entradas</text:p>
      <text:p text:style-name="P80"><text:s/>ADD CONSTRAINT pk_entradas</text:p>
      <text:p text:style-name="P21"><text:s/>PRIMARY KEY (cod_espectaculo, fecha, hora, fila, numero, zona, dni_cliente) ;</text:p>
      <text:p text:style-name="P21"/>
      <text:p text:style-name="P80">ALTER TABLE entradas</text:p>
      <text:p text:style-name="P80"><text:s/>ADD CONSTRAINT fk_entradas_espectaculo</text:p>
      <text:p text:style-name="P21"><text:s/>FOREIGN KEY (cod_espectaculo)</text:p>
      <text:p text:style-name="P21"><text:s/>REFERENCES espectaculos (cod_espectaculo) ;</text:p>
      <text:p text:style-name="P21"/>
      <text:p text:style-name="P80">ALTER TABLE entradas</text:p>
      <text:p text:style-name="P80"><text:s/>ADD CONSTRAINT fk_entradas_asientos</text:p>
      <text:p text:style-name="P21"><text:s/>FOREIGN KEY (cod_recinto, zona, fila, numero)</text:p>
      <text:p text:style-name="P21"><text:s/>REFERENCES asientos (cod_recinto, zona, fila, numero) ;</text:p>
      <text:p text:style-name="P21"/>
      <text:p text:style-name="P21">ALTER TABLE entradas</text:p>
      <text:p text:style-name="P21"><text:s/>ADD CONSTRAINT fk_entradas_espectadores</text:p>
      <text:p text:style-name="P21"><text:s/>FOREIGN KEY (dni_cliente)</text:p>
      <text:p text:style-name="P21"><text:s/>REFERENCES espectadores(dni_cliente) ;</text:p>
      <text:p text:style-name="P21"/>
      <text:p text:style-name="P21">ALTER TABLE espectadores</text:p>
      <text:p text:style-name="P21"><text:s/>ADD CONSTRAINT pk_espectadores</text:p>
      <text:p text:style-name="P21"><text:s/>PRIMARY KEY (dni_cliente) ;</text:p>
      <text:p text:style-name="P1"/>
      <text:p text:style-name="P25">Ejercicio 3:</text:p>
      <text:p text:style-name="P1"/>
      <text:p text:style-name="P7">Se desea tener una base de datos que almacene la información sobre los empleados de una empresa, los departamentos en los que trabajan y los estudios de que disponen. Guardaremos el historial laboral y salarial de todos los empleados. Para ello contamos con las siguientes tablas:</text:p>
      <text:p text:style-name="P4"/>
      <text:p text:style-name="SQL"><text:span text:style-name="T10">EMPLEADOS</text:span> <text:tab/><text:tab/><text:tab/><text:tab/><text:tab/><text:tab/><text:span text:style-name="T10">DEPARTAMENTOS</text:span></text:p>
      <text:p text:style-name="SQL">Column Name <text:tab/>DataType <text:tab/><text:tab/><text:tab/>Column Name <text:tab/>DataType</text:p>
      <text:p text:style-name="SQL">----------- <text:tab/>---------<text:tab/><text:tab/><text:tab/>----------- <text:tab/>---------</text:p>
      <text:p text:style-name="SQL">DNI <text:tab/><text:tab/><text:tab/>NUMBER(8) <text:tab/><text:tab/><text:tab/>DPTO_COD <text:tab/><text:tab/>NUMBER(5)</text:p>
      <text:p text:style-name="SQL">NOMBRE <text:tab/><text:tab/>VARCHAR2(10) <text:tab/><text:tab/>NOMBRE_DPTO <text:tab/>VARCHAR2(30)</text:p>
      <text:p text:style-name="SQL">APELLIDO1 <text:tab/><text:tab/>VARCHAR2(15)<text:tab/><text:tab/>DPTO_PADRE <text:tab/><text:tab/>NUMBER(5)</text:p>
      <text:p text:style-name="SQL">APELLIDO2 <text:tab/><text:tab/>VARCHAR2(15)<text:tab/><text:tab/>PRESUPUESTO <text:tab/>NUMBER</text:p>
      <text:p text:style-name="SQL">DIRECC1 <text:tab/><text:tab/>VARCHAR2(25) <text:tab/><text:tab/>PRES_ACTUAL <text:tab/>NUMBER</text:p>
      <text:p text:style-name="SQL">DIRECC2 <text:tab/><text:tab/>VARCHAR2(20)</text:p>
      <text:p text:style-name="SQL">CIUDAD <text:tab/><text:tab/>VARCHAR2(20) <text:tab/><text:tab/><text:span text:style-name="T9">ESTUDIOS</text:span></text:p>
      <text:p text:style-name="SQL">PROVINCIA <text:tab/><text:tab/>VARCHAR2(20) <text:tab/><text:tab/>Column Name <text:tab/>Data Type</text:p>
      <text:p text:style-name="SQL">COD_POSTAL <text:tab/><text:tab/>VARCHAR2(5) <text:tab/><text:tab/>----------- <text:tab/>---------</text:p>
      <text:p text:style-name="SQL">SEXO <text:tab/><text:tab/><text:tab/>VARCHAR2(1) <text:tab/><text:tab/>EMPLEADO_DNI <text:tab/>NUMBER(8)</text:p>
      <text:p text:style-name="SQL">FECHA_NAC <text:tab/><text:tab/>DATE <text:tab/><text:tab/><text:tab/><text:tab/>UNIVERSIDAD <text:tab/>NUMBER(5)</text:p>
      <text:p text:style-name="SQL"><text:tab/><text:tab/><text:tab/><text:tab/><text:tab/><text:tab/><text:tab/>AÑO <text:tab/><text:tab/><text:tab/>NUMBER</text:p>
      <text:p text:style-name="SQL"><text:tab/><text:tab/><text:tab/><text:tab/><text:tab/><text:tab/><text:tab/>GRADO <text:tab/><text:tab/>VARCHAR2(3)</text:p>
      <text:p text:style-name="SQL"><text:tab/><text:tab/><text:tab/><text:tab/><text:tab/><text:tab/><text:tab/>ESPECIALIDAD <text:tab/>VARCHAR2(20)</text:p>
      <text:p text:style-name="SQL"/>
      <text:p text:style-name="SQL"><text:span text:style-name="T10">HISTORIAL_LABORAL</text:span> <text:tab/><text:tab/><text:tab/><text:tab/><text:span text:style-name="T10">UNIVERSIDADES</text:span></text:p>
      <text:p text:style-name="SQL">Column Name <text:tab/>Data Type <text:tab/><text:tab/><text:tab/>Column Name <text:tab/>Data Type</text:p>
      <text:p text:style-name="SQL">----------- <text:tab/>--------- <text:tab/><text:tab/><text:tab/>----------- <text:tab/>---------</text:p>
      <text:p text:style-name="SQL">EMPLEADO_DNI <text:tab/>NUMBER(8) <text:tab/><text:tab/><text:tab/>UNIV_COD <text:tab/><text:tab/>NUMBER(5)</text:p>
      <text:p text:style-name="SQL">TRABAJO_COD<text:tab/><text:tab/>NUMBER(5) <text:tab/><text:tab/><text:tab/>NOMBRE_UNIV <text:tab/>VARCHAR2(25)</text:p>
      <text:p text:style-name="SQL">FECHA_INICIO <text:tab/>DATE <text:tab/><text:tab/><text:tab/><text:tab/>CIUDAD <text:tab/><text:tab/>VARCHAR2(20)</text:p>
      <text:p text:style-name="SQL">FECHA_FIN <text:tab/><text:tab/>DATE<text:tab/> <text:tab/><text:tab/><text:tab/>MUNICIPIO <text:tab/><text:tab/>VARCHAR2(2)</text:p>
      <text:p text:style-name="SQL">DPTO_COD <text:tab/><text:tab/>NUMBER(5)<text:tab/> <text:tab/><text:tab/>COD_POSTAL <text:tab/><text:tab/>VARCHAR2(5)</text:p>
      <text:p text:style-name="SQL">SUPERVISOR_DNI <text:tab/>NUMBER(8)</text:p>
      <text:p text:style-name="SQL"/>
      <text:p text:style-name="SQL"><text:span text:style-name="T14">HISTORIAL_SALARIAL</text:span> <text:tab/><text:tab/><text:tab/><text:tab/><text:span text:style-name="T10">TRABAJOS</text:span></text:p>
      <text:p text:style-name="SQL">Column Name <text:tab/>Data Type <text:tab/><text:tab/><text:tab/>Column Name <text:tab/>Data Type</text:p>
      <text:p text:style-name="SQL">----------- <text:tab/>--------- <text:tab/><text:tab/><text:tab/>----------- <text:tab/>---------</text:p>
      <text:p text:style-name="SQL">EMPLEADO_DNI <text:tab/>NUMBER(8) <text:tab/><text:tab/><text:tab/>TRABAJO_COD <text:tab/>NUMBER(5)</text:p>
      <text:p text:style-name="SQL">SALARIO <text:tab/><text:tab/>NUMBER <text:tab/><text:tab/><text:tab/>NOMBRE_TRAB <text:tab/>VARCHAR2(20)</text:p>
      <text:p text:style-name="SQL">FECHA_COMIENZO <text:tab/>DATE <text:tab/><text:tab/><text:tab/><text:tab/>SALARIO_MIN <text:tab/>NUMBER(2)</text:p>
      <text:p text:style-name="SQL">FECHA_FIN <text:tab/><text:tab/>DATE <text:tab/><text:tab/><text:tab/><text:tab/>SALARIO_MAX <text:tab/>NUMBER(2)</text:p>
      <text:p text:style-name="P3"/>
      <text:p text:style-name="P27">Controlar las siguientes restricciones:</text:p>
      <text:p text:style-name="P3"/>
      <text:list xml:id="list6684796545965356703" text:style-name="L10">
        <text:list-item>
          <text:p text:style-name="P55">Los siguientes atributos son obligatorios:</text:p>
        </text:list-item>
      </text:list>
      <text:list xml:id="list3556561374993787369" text:style-name="L11">
        <text:list-item>
          <text:p text:style-name="P69">NOMBRE (en todas las tablas),</text:p>
        </text:list-item>
        <text:list-item>
          <text:p text:style-name="P69">APELLIDO1 en EMPLEADOS,</text:p>
        </text:list-item>
        <text:list-item>
          <text:p text:style-name="P69">PRESUPUESTO en DEPARTAMENTOS,</text:p>
        </text:list-item>
        <text:list-item>
          <text:p text:style-name="P69">SALARIO en HISTORIAL_SALARIAL y </text:p>
        </text:list-item>
        <text:list-item>
          <text:p text:style-name="P69">SALARIO_MIN y SALARIO_MAX en TRABAJOS.</text:p>
        </text:list-item>
      </text:list>
      <text:p text:style-name="P7"/>
      <text:p text:style-name="P13">Al crear las tablas correspondientes especificar la opción NOT NULL.</text:p>
      <text:p text:style-name="P13"/>
      <text:p text:style-name="P29">CREATE TABLE nombre_tabla (nombre_campo TIPO NOT NULL, … ) ;</text:p>
      <text:p text:style-name="P13"/>
      <text:p text:style-name="P13">Si la tabla ya estuviese creada:</text:p>
      <text:p text:style-name="P13"/>
      <text:p text:style-name="P29">ALTER TABLE nombre_tabla MODIFY nombre_campo TIPO NOT NULL;</text:p>
      <text:list xml:id="list142530732474554" text:continue-list="list6684796545965356703" text:style-name="L10">
        <text:list-header>
          <text:p text:style-name="P55"/>
        </text:list-header>
        <text:list-item>
          <text:p text:style-name="P55">El atributo SEXO en EMPLEADOS sólo puede tomar los valores H para hombre y M para mujer.</text:p>
        </text:list-item>
      </text:list>
      <text:p text:style-name="P7"/>
      <text:p text:style-name="P29">ALTER TABLE empleados</text:p>
      <text:p text:style-name="P29"><text:s/>ADD CONSTRAINT ck_sexo</text:p>
      <text:p text:style-name="P29"><text:s/>CHECK (sexo =’H’ OR sexo=’M’) ;</text:p>
      <text:p text:style-name="P7"/>
      <text:list xml:id="list142531075728177" text:continue-numbering="true" text:style-name="L10">
        <text:list-item>
          <text:p text:style-name="P55">Dos DEPARTAMENTOS no se llaman igual. Dos TRABAJOS tampoco.</text:p>
        </text:list-item>
      </text:list>
      <text:p text:style-name="P7"/>
      <text:p text:style-name="P29">ALTER TABLE departamentos</text:p>
      <text:p text:style-name="P29"><text:s/>ADD CONSTRAINT uk_nombre_dpto</text:p>
      <text:p text:style-name="P29"><text:s/>UNIQUE (nombre_dpto) ;</text:p>
      <text:p text:style-name="P29"/>
      <text:p text:style-name="P29">ALTER TABLE trabajos</text:p>
      <text:p text:style-name="P29"><text:s/>ADD CONSTRAINT uk_nombre_trab</text:p>
      <text:p text:style-name="P29"><text:s/>UNIQUE (nombre_trab) ;</text:p>
      <text:list xml:id="list142530658394503" text:continue-numbering="true" text:style-name="L10">
        <text:list-header>
          <text:p text:style-name="P55"/>
        </text:list-header>
        <text:list-item>
          <text:p text:style-name="P55">Cada empleado tiene un solo salario en cada momento. También, cada empleado tendrá asignado un solo trabajo en cada momento.</text:p>
        </text:list-item>
      </text:list>
      <text:p text:style-name="P7"/>
      <text:p text:style-name="P30">ALTER TABLE historial_salarial</text:p>
      <text:p text:style-name="P30"><text:s/>ADD CONSTRAINT pk_historial_salarial</text:p>
      <text:p text:style-name="P30"><text:s/>PRIMARY KEY (empleado_dni, salario, fecha_comienzo) ;</text:p>
      <text:p text:style-name="P29"/>
      <text:p text:style-name="P30">ALTER TABLE historial_ laboral</text:p>
      <text:p text:style-name="P30"><text:s/>ADD CONSTRAINT pk_historial_ laboral</text:p>
      <text:p text:style-name="P30"><text:s/>PRIMARY KEY (empleado_dni, trabajo_cod, fecha_inicio) ;</text:p>
      <text:p text:style-name="P7"/>
      <text:list xml:id="list142530477130094" text:continue-numbering="true" text:style-name="L10">
        <text:list-item>
          <text:p text:style-name="P71">Se ha de mantener la regla de integridad de referencia y pensar una clave primaria para cada tabla.</text:p>
        </text:list-item>
      </text:list>
      <text:p text:style-name="P7"/>
      <text:p text:style-name="P32">/* CLAVES PRIMARIAS */</text:p>
      <text:p text:style-name="P30"/>
      <text:p text:style-name="P30">ALTER TABLE empleados</text:p>
      <text:p text:style-name="P30"><text:s/>ADD CONSTRAINT pk_empleados</text:p>
      <text:p text:style-name="P29"><text:s/>PRIMARY KEY (dni) ;</text:p>
      <text:p text:style-name="P33"/>
      <text:p text:style-name="P30">ALTER TABLE historial_salarial</text:p>
      <text:p text:style-name="P30"><text:s/>ADD CONSTRAINT pk_historial_salarial</text:p>
      <text:p text:style-name="P30"><text:s/>PRIMARY KEY (empleado_dni, salario, fecha_comienzo) ;</text:p>
      <text:p text:style-name="P29">ALTER TABLE historial_laboral</text:p>
      <text:p text:style-name="P29"><text:s/>ADD CONSTRAINT pk_historial_laboral</text:p>
      <text:p text:style-name="P29"><text:s/>PRIMARY KEY (empleado_dni, trabajo_cod, fecha_inicio) ;</text:p>
      <text:p text:style-name="P29"/>
      <text:p text:style-name="P29">ALTER TABLE departamentos</text:p>
      <text:p text:style-name="P29"><text:s/>ADD CONSTRAINT pk_departamentos</text:p>
      <text:p text:style-name="P29"><text:s/>PRIMARY KEY (departamento_cod) ;</text:p>
      <text:p text:style-name="P29"/>
      <text:p text:style-name="P29">ALTER TABLE estudios</text:p>
      <text:p text:style-name="P29"><text:s/>ADD CONSTRAINT pk_estudios</text:p>
      <text:p text:style-name="P29"><text:s/>PRIMARY KEY (empleado_dni, universidad, especialidad) ;</text:p>
      <text:p text:style-name="P29"/>
      <text:p text:style-name="P29">ALTER TABLE universidades</text:p>
      <text:p text:style-name="P29"><text:s/>ADD CONSTRAINT pk_universidades</text:p>
      <text:p text:style-name="P29"><text:s/>PRIMARY KEY (uni_cod) ;</text:p>
      <text:p text:style-name="P29"/>
      <text:p text:style-name="P29">ALTER TABLE trabajos</text:p>
      <text:p text:style-name="P29"><text:s/>ADD CONSTRAINT pk_trabajos</text:p>
      <text:p text:style-name="P29"><text:s/>PRIMARY KEY (trabajo_cod) ;</text:p>
      <text:p text:style-name="P29"/>
      <text:p text:style-name="P31">/* CLAVES AJENAS */</text:p>
      <text:p text:style-name="P29"/>
      <text:p text:style-name="P30">ALTER TABLE historial_salarial</text:p>
      <text:p text:style-name="P30"><text:s/>ADD CONSTRAINT fk_historial_salarial_empleado</text:p>
      <text:p text:style-name="P30"><text:s/>FOREIGN KEY (empleado_dni)</text:p>
      <text:p text:style-name="P29"><text:s/>REFERENCES empleados (dni) ;</text:p>
      <text:p text:style-name="P29"/>
      <text:p text:style-name="P30">ALTER TABLE historial_laboral</text:p>
      <text:p text:style-name="P30"><text:s/>ADD CONSTRAINT fk_historial_laboral_empleado</text:p>
      <text:p text:style-name="P30"><text:s/>FOREIGN KEY (empleado_dni)</text:p>
      <text:p text:style-name="P29"><text:s/>REFERENCES empleados (dni) ;</text:p>
      <text:p text:style-name="P29"/>
      <text:p text:style-name="P30">ALTER TABLE historial_laboral</text:p>
      <text:p text:style-name="P30"><text:s/>ADD CONSTRAINT fk_historial_laboral_supervisor</text:p>
      <text:p text:style-name="P30"><text:s/>FOREIGN KEY (supervisor_dni)</text:p>
      <text:p text:style-name="P29"><text:s/>REFERENCES empleados (dni) ;</text:p>
      <text:p text:style-name="P29"/>
      <text:p text:style-name="P30">ALTER TABLE historial_laboral</text:p>
      <text:p text:style-name="P30"><text:s/>ADD CONSTRAINT fk_historial_laboral_trabajo</text:p>
      <text:p text:style-name="P30"><text:s/>FOREIGN KEY (<text:span text:style-name="T12">trabajo_cod</text:span>)</text:p>
      <text:p text:style-name="P29"><text:s/>REFERENCES trabajos (<text:span text:style-name="T12">trabajo_cod</text:span>) ;</text:p>
      <text:p text:style-name="P29"/>
      <text:p text:style-name="P30">ALTER TABLE historial_laboral</text:p>
      <text:p text:style-name="P30"><text:s/>ADD CONSTRAINT fk_historial_laboral_dpto</text:p>
      <text:p text:style-name="P30"><text:s/>FOREIGN KEY (dpto<text:span text:style-name="T12">_cod</text:span>)</text:p>
      <text:p text:style-name="P29"><text:s/>REFERENCES departamentos (dpto<text:span text:style-name="T12">_cod</text:span>) ;</text:p>
      <text:p text:style-name="P30"><text:soft-page-break/></text:p>
      <text:p text:style-name="P30">ALTER TABLE departamentos</text:p>
      <text:p text:style-name="P30"><text:s/>ADD CONSTRAINT fk_departamento_padre</text:p>
      <text:p text:style-name="P30"><text:s/>FOREIGN KEY (dpto<text:span text:style-name="T12">_padre</text:span>)</text:p>
      <text:p text:style-name="P29"><text:s/>REFERENCES departamentos (dpto<text:span text:style-name="T12">_cod</text:span>) ;</text:p>
      <text:p text:style-name="P30"/>
      <text:p text:style-name="P30">ALTER TABLE estudios</text:p>
      <text:p text:style-name="P30"><text:s/>ADD CONSTRAINT fk_estudios_empleado</text:p>
      <text:p text:style-name="P30"><text:s/>FOREIGN KEY (empleado_dni)</text:p>
      <text:p text:style-name="P30"><text:s/>REFERENCES empleados (dni) ;</text:p>
      <text:p text:style-name="P30"/>
      <text:p text:style-name="P30">ALTER TABLE estudios</text:p>
      <text:p text:style-name="P30"><text:s/>ADD CONSTRAINT fk_estudios_universidad</text:p>
      <text:p text:style-name="P30"><text:s/>FOREIGN KEY (universidad)</text:p>
      <text:p text:style-name="P30"><text:s/>REFERENCES universidades (univ_cod) ;</text:p>
      <text:p text:style-name="P10"/>
      <text:p text:style-name="P3">Realizar las siguientes operaciones:</text:p>
      <text:p text:style-name="P10"/>
      <text:list xml:id="list2307504190799015868" text:style-name="L12">
        <text:list-item>
          <text:p text:style-name="P56">Insertar dos filas en cada tabla, rellenando todos sus atributos y haciendo cumplir las restricciones de integridad anteriores.</text:p>
        </text:list-item>
      </text:list>
      <text:p text:style-name="P7"/>
      <text:p text:style-name="P29">INSERT INTO nombre_tabla (</text:p>
      <text:p text:style-name="P29"><text:tab/>nombre_columna1,</text:p>
      <text:p text:style-name="P29"><text:tab/>nombre_columna2,</text:p>
      <text:p text:style-name="P29"><text:tab/>…,</text:p>
      <text:p text:style-name="P29"><text:tab/>nombre columnaN )</text:p>
      <text:p text:style-name="P29">VALUES (</text:p>
      <text:p text:style-name="P29"><text:tab/>valor_columna1,</text:p>
      <text:p text:style-name="P29"><text:tab/>valor_columna2,</text:p>
      <text:p text:style-name="P29"><text:tab/>…,</text:p>
      <text:p text:style-name="P29"><text:tab/>valor columnaN ) ;</text:p>
      <text:list xml:id="list142529673092575" text:continue-numbering="true" text:style-name="L12">
        <text:list-header>
          <text:p text:style-name="P56"/>
        </text:list-header>
        <text:list-item>
          <text:p text:style-name="P56">Inserte las siguientes filas (las columnas que no aparecen se considerarán nulas). </text:p>
        </text:list-item>
      </text:list>
      <text:p text:style-name="P7"/>
      <table:table table:name="Tabla4" table:style-name="Tabla4">
        <table:table-column table:style-name="Tabla4.A"/>
        <table:table-column table:style-name="Tabla4.B" table:number-columns-repeated="2"/>
        <table:table-column table:style-name="Tabla4.D"/>
        <table:table-column table:style-name="Tabla4.E"/>
        <table:table-row>
          <table:table-cell table:style-name="Tabla4.A1" table:number-columns-spanned="5" office:value-type="string">
            <text:p text:style-name="P36">Empleados</text:p>
          </table:table-cell>
          <table:covered-table-cell/>
          <table:covered-table-cell/>
          <table:covered-table-cell/>
          <table:covered-table-cell/>
        </table:table-row>
        <table:table-row>
          <table:table-cell table:style-name="Tabla4.A2" office:value-type="string">
            <text:p text:style-name="P20">NOMBRE</text:p>
          </table:table-cell>
          <table:table-cell table:style-name="Tabla4.A2" office:value-type="string">
            <text:p text:style-name="P20">APELLIDO1</text:p>
          </table:table-cell>
          <table:table-cell table:style-name="Tabla4.A2" office:value-type="string">
            <text:p text:style-name="P20">APELLIDO2</text:p>
          </table:table-cell>
          <table:table-cell table:style-name="Tabla4.A2" office:value-type="string">
            <text:p text:style-name="P20">DNI</text:p>
          </table:table-cell>
          <table:table-cell table:style-name="Tabla4.E2" office:value-type="string">
            <text:p text:style-name="P20">SEXO</text:p>
          </table:table-cell>
        </table:table-row>
        <table:table-row>
          <table:table-cell table:style-name="Tabla4.A4" office:value-type="string">
            <text:p text:style-name="SQL">Sergio</text:p>
          </table:table-cell>
          <table:table-cell table:style-name="Tabla4.C4" office:value-type="string">
            <text:p text:style-name="SQL">Palma</text:p>
          </table:table-cell>
          <table:table-cell table:style-name="Tabla4.C4" office:value-type="string">
            <text:p text:style-name="SQL">Entrena</text:p>
          </table:table-cell>
          <table:table-cell table:style-name="Tabla4.D3" office:value-type="float" office:value="111222">
            <text:p text:style-name="SQL">111222</text:p>
          </table:table-cell>
          <table:table-cell table:style-name="Tabla4.E4" office:value-type="string">
            <text:p text:style-name="SQL">P</text:p>
          </table:table-cell>
        </table:table-row>
        <table:table-row>
          <table:table-cell table:style-name="Tabla4.A4" office:value-type="string">
            <text:p text:style-name="SQL">Lucia</text:p>
          </table:table-cell>
          <table:table-cell table:style-name="Tabla4.C4" office:value-type="string">
            <text:p text:style-name="SQL">Ortega</text:p>
          </table:table-cell>
          <table:table-cell table:style-name="Tabla4.C4" office:value-type="string">
            <text:p text:style-name="SQL">Plus</text:p>
          </table:table-cell>
          <table:table-cell table:style-name="Tabla4.D4" office:value-type="float" office:value="222333">
            <text:p text:style-name="SQL">222333</text:p>
          </table:table-cell>
          <table:table-cell table:style-name="Tabla4.E4" office:value-type="string">
            <text:p text:style-name="SQL"/>
          </table:table-cell>
        </table:table-row>
      </table:table>
      <text:p text:style-name="P29"/>
      <text:p text:style-name="P29">INSERT INTO empleados (</text:p>
      <text:p text:style-name="P29"><text:tab/>nombre, apellido1, apellido2, dni, sexo )</text:p>
      <text:p text:style-name="P29">VALUES (</text:p>
      <text:p text:style-name="P29"><text:tab/>‘Sergio’, ’Palma’, ’Entrena’, ’111222’, ’P’) ;</text:p>
      <text:p text:style-name="P29"/>
      <text:p text:style-name="P29">INSERT INTO empleados (</text:p>
      <text:p text:style-name="P29"><text:tab/>nombre, apellido1, apellido2, dni, sexo)</text:p>
      <text:p text:style-name="P29">VALUES (</text:p>
      <text:p text:style-name="P29"><text:tab/>‘Lucia’, ’Ortega’, ’Plus’, ’222333’, NULL) ;</text:p>
      <text:p text:style-name="P29"/>
      <text:p text:style-name="P13">Puesto que existe una restricción para los valores del campo Sexo (H y M) ninguna de las sentencias anteriores funcionaría.</text:p>
      <text:p text:style-name="SQL"/>
      <text:p text:style-name="P24"/>
      <table:table table:name="Tabla5" table:style-name="Tabla5">
        <table:table-column table:style-name="Tabla5.A"/>
        <table:table-column table:style-name="Tabla5.B"/>
        <table:table-column table:style-name="Tabla5.C"/>
        <table:table-column table:style-name="Tabla5.D"/>
        <table:table-column table:style-name="Tabla5.B"/>
        <table:table-column table:style-name="Tabla5.F"/>
        <table:table-row>
          <table:table-cell table:style-name="Tabla5.A1" table:number-columns-spanned="6" office:value-type="string">
            <text:p text:style-name="P20">Historial_Laboral</text:p>
          </table:table-cell>
          <table:covered-table-cell/>
          <table:covered-table-cell/>
          <table:covered-table-cell/>
          <table:covered-table-cell/>
          <table:covered-table-cell/>
        </table:table-row>
        <table:table-row>
          <table:table-cell table:style-name="Tabla5.A2" office:value-type="string">
            <text:p text:style-name="P20">EMPLEADO_DNI</text:p>
          </table:table-cell>
          <table:table-cell table:style-name="Tabla5.A2" office:value-type="string">
            <text:p text:style-name="P20">TRAB_COD</text:p>
          </table:table-cell>
          <table:table-cell table:style-name="Tabla5.A2" office:value-type="string">
            <text:p text:style-name="P20">FECHA_INICIO</text:p>
          </table:table-cell>
          <table:table-cell table:style-name="Tabla5.A2" office:value-type="string">
            <text:p text:style-name="P20">FECHA_FIN</text:p>
          </table:table-cell>
          <table:table-cell table:style-name="Tabla5.A2" office:value-type="string">
            <text:p text:style-name="P20">DPTO_COD</text:p>
          </table:table-cell>
          <table:table-cell table:style-name="Tabla5.F2" office:value-type="string">
            <text:p text:style-name="P20">SUPERVISOR_DNI</text:p>
          </table:table-cell>
        </table:table-row>
        <table:table-row>
          <table:table-cell table:style-name="Tabla5.A3" office:value-type="float" office:value="111222">
            <text:p text:style-name="SQL">111222</text:p>
          </table:table-cell>
          <table:table-cell table:style-name="Tabla5.B3" office:value-type="string">
            <text:p text:style-name="SQL"/>
          </table:table-cell>
          <table:table-cell table:style-name="Tabla5.C3" office:value-type="date" office:date-value="1996-06-16">
            <text:p text:style-name="SQL">16/06/96</text:p>
          </table:table-cell>
          <table:table-cell table:style-name="Tabla5.D3" office:value-type="string">
            <text:p text:style-name="SQL"/>
          </table:table-cell>
          <table:table-cell table:style-name="Tabla5.E3" office:value-type="float" office:value="222333">
            <text:p text:style-name="SQL">222333</text:p>
          </table:table-cell>
          <table:table-cell table:style-name="Tabla5.F3" office:value-type="string">
            <text:p text:style-name="SQL"/>
          </table:table-cell>
        </table:table-row>
      </table:table>
      <text:p text:style-name="SQL"/>
      <text:p text:style-name="P29">INSERT INTO historial_laboral (</text:p>
      <text:p text:style-name="P29"><text:tab/>empleado_dni,</text:p>
      <text:p text:style-name="P29"><text:tab/>trab_cod,</text:p>
      <text:p text:style-name="P29"><text:tab/>fecha_inicio,</text:p>
      <text:p text:style-name="P29"><text:tab/>fecha_fin,</text:p>
      <text:p text:style-name="P29"><text:tab/>dpto_cod,</text:p>
      <text:p text:style-name="P29"><text:tab/>supervisor_dni )</text:p>
      <text:p text:style-name="P29">VALUES (</text:p>
      <text:p text:style-name="P29"><text:tab/>‘111222’,</text:p>
      <text:p text:style-name="P29"><text:tab/>NULL,</text:p>
      <text:p text:style-name="P29"><text:tab/>’6-JUN-1996’,</text:p>
      <text:p text:style-name="P29"><text:tab/>NULL,</text:p>
      <text:p text:style-name="P29"><text:tab/>NULL,</text:p>
      <text:list xml:id="list142530802616657" text:continue-numbering="true" text:style-name="L12">
        <text:list-header>
          <text:p text:style-name="P65"><text:tab/>’222333’) ;</text:p>
          <text:p text:style-name="P65"/>
        </text:list-header>
        <text:list-item>
          <text:p text:style-name="P56">¿Qué ocurre si se modifica esta última fila de historial_laboral asignándole al empleado 111222 un supervisor que no existe en la tabla de empleados?</text:p>
        </text:list-item>
      </text:list>
      <text:p text:style-name="P7"/>
      <text:p text:style-name="P13">Se produciría un error por violación de la clave ajena definida sobre la tabla historial_laboral que afecta al campo supervisor_dni que referencia al campo dni de la tabla empleados.</text:p>
      <text:p text:style-name="P7"/>
      <text:list xml:id="list142529572051474" text:continue-numbering="true" text:style-name="L12">
        <text:list-item>
          <text:p text:style-name="P56">Borre una universidad de la tabla de UNIVERSIDADES ¿Qué le sucede a la restricción de clave ajena de la tabla ESTUDIOS? Altere la definición de la tabla para que se mantenga la restricción aunque se borre una universidad.</text:p>
        </text:list-item>
      </text:list>
      <text:p text:style-name="P7"/>
      <text:p text:style-name="P13">No se podrán borrar aquellas Universidades cuyo código esté presente en la tabla Estudios por existir una restricción de clave ajena desde dicha tabla hacia la tabla Universidades. Es decir, no pueden borrarse registros padres mientras existan registros hijos dependientes.</text:p>
      <text:p text:style-name="P13"/>
      <text:p text:style-name="P13">Una manera de poder borrar sería eliminando la clave ajena:</text:p>
      <text:p text:style-name="P13"/>
      <text:p text:style-name="P29">ALTER TABLE estudios DROP CONSTRAINT fk_estudios_universidades;</text:p>
      <text:p text:style-name="P13"/>
      <text:p text:style-name="P13">También se podria modificar la restricción para que ponga un null en los registros hijos en el caso de que se borre el registro padre:</text:p>
      <text:p text:style-name="P13"/>
      <text:p text:style-name="P29">ALTER TABLE estudios</text:p>
      <text:p text:style-name="P29"><text:s/>ADD CONSTRAINT fk_estudios_universidad</text:p>
      <text:p text:style-name="P29"><text:s/>FOREIGN KEY (universidad)</text:p>
      <text:p text:style-name="P29"><text:s/>REFERENCES universidades (univ_cod)</text:p>
      <text:p text:style-name="P29"><text:s/>ON DELETE SET NULL;</text:p>
      <text:p text:style-name="P35"><text:tab/></text:p>
      <text:p text:style-name="P35"><text:tab/>También se podría haber creado la FK con la opción “ON DELETE CASCADE”</text:p>
      <text:p text:style-name="P7"/>
      <text:list xml:id="list142530836654156" text:continue-numbering="true" text:style-name="L12">
        <text:list-item>
          <text:p text:style-name="P72">Añada una restricción que obligue a que las personas que hayan introducido la CIUDAD tengan que tener el campo COD_POSTAL a NOT NULL. ¿Qué ocurre con las filas ya introducidas?</text:p>
        </text:list-item>
      </text:list>
      <text:p text:style-name="P7"/>
      <text:p text:style-name="P13">Abría que crear un trigger para realizar la comprobación:</text:p>
      <text:p text:style-name="P13"/>
      <text:p text:style-name="P29">CREATE OR REPLACE TRIGGER cod_postal_check </text:p>
      <text:p text:style-name="P29"><text:s/>BEFORE INSERT OR UPDATE</text:p>
      <text:p text:style-name="P29"><text:s/>OF ciudad, cod_postal</text:p>
      <text:p text:style-name="P29"><text:s/>ON empleados</text:p>
      <text:p text:style-name="P29"><text:s/>FOR EACH ROW </text:p>
      <text:p text:style-name="P29"><text:s/>WHEN (:new.ciudad is not null) </text:p>
      <text:p text:style-name="P29"><text:s text:c="2"/>BEGIN </text:p>
      <text:p text:style-name="P29"><text:s text:c="3"/>IF (:new.cod_postal is null) </text:p>
      <text:p text:style-name="P29"><text:s text:c="3"/>THEN raise_application_error (</text:p>
      <text:p text:style-name="P29"><text:s text:c="4"/>-666, 'El código postal no puede ser null si la ciudad no lo es'); </text:p>
      <text:p text:style-name="P29"><text:s text:c="3"/>END IF; </text:p>
      <text:p text:style-name="P29"><text:s text:c="2"/>END; </text:p>
      <text:p text:style-name="P13"/>
      <text:p text:style-name="P15">Con las filas ya introducidas no pasaría nada, pues el trigger solo se lanza al insertar o al actualizar, pero no comprueba los datos ya introducidos.</text:p>
      <text:p text:style-name="P38"/>
      <text:list xml:id="list142530932485999" text:continue-numbering="true" text:style-name="L12">
        <text:list-item>
          <text:p text:style-name="P56">Añada un nuevo atributo VALORACIÓN en la tabla de EMPLEADOS que indique de 1 a 10 la valoración que obtuvo el empleado en su entrevista de trabajo al iniciar su andadura en la empresa. Ponga el valor por defecto 5 para ese campo.</text:p>
        </text:list-item>
      </text:list>
      <text:p text:style-name="P7"/>
      <text:p text:style-name="P29">ALTER TABLE empleados</text:p>
      <text:p text:style-name="P29"><text:s/>ADD valoracion NUMBER DEFAULT 5 ;</text:p>
      <text:p text:style-name="P29"/>
      <text:p text:style-name="P29">ALTER TABLE empleados</text:p>
      <text:p text:style-name="P29"><text:s/>ADD CONSTRAINR ck_valoracion</text:p>
      <text:p text:style-name="P29"><text:s/>CHECK (valoración BETWEEN 1 AND 10) ;</text:p>
      <text:p text:style-name="P7"/>
      <text:list xml:id="list142530569111734" text:continue-numbering="true" text:style-name="L12">
        <text:list-item>
          <text:p text:style-name="P56">Elimine la restricción de que el atributo NOMBRE de la tabla EMPLEADOS no puede ser nulo.</text:p>
        </text:list-item>
      </text:list>
      <text:p text:style-name="P7"/>
      <text:p text:style-name="P29">ALTER TABLE empleado MODIFY nombre VARCHAR2(10) NULL ;</text:p>
      <text:p text:style-name="P7"/>
      <text:list xml:id="list142530459718072" text:continue-numbering="true" text:style-name="L12">
        <text:list-item>
          <text:p text:style-name="P56">Modificar el tipo de datos de DIREC1 de la tabla EMPLEADOS a cadena de caracteres de 40 como máximo.</text:p>
        </text:list-item>
      </text:list>
      <text:p text:style-name="P7"/>
      <text:p text:style-name="P29">ALTER TABLE empleados MODIFY direcc1 VARCHAR2(40) ;</text:p>
      <text:p text:style-name="P7"/>
      <text:list xml:id="list142530951679880" text:continue-numbering="true" text:style-name="L12">
        <text:list-item>
          <text:p text:style-name="P56">¿Podría modificar el tipo de datos del atributo FECHA_NAC de la tabla EMPLEADOS Y convertirla a tipo cadena?</text:p>
        </text:list-item>
      </text:list>
      <text:p text:style-name="P7"/>
      <text:p text:style-name="P13">Se pueden realizar cambios en los tipos de datos siempre que el contenido de los campos que se pretenden modificar cumplan o sean compatibles con los nuevos tipos de datos.</text:p>
      <text:p text:style-name="P7"/>
      <text:list xml:id="list142530643035160" text:continue-numbering="true" text:style-name="L12">
        <text:list-item>
          <text:p text:style-name="P72">Cambiar la clave primaria de EMPLEADOS al NOMBRE y los dos APELLIDOS.</text:p>
        </text:list-item>
      </text:list>
      <text:p text:style-name="P7"/>
      <text:p text:style-name="P29">ALTER TABLE empleados DROP CONSTRAINT pk_empleados ;</text:p>
      <text:p text:style-name="P29"/>
      <text:p text:style-name="P29">ALTER TABLE empleados ADD CONSTRAINT pk_empleados PRIMARY KEY (nombre, apellido1, apellido2) ;</text:p>
      <text:p text:style-name="P29"/>
      <text:p text:style-name="P13">Si alguna tabla tuviera una clave ajena apuntando a la clave primaria de empleados, no sería posible crear la nueva clave primaria sin antes haber eliminado dichas claves ajenas.</text:p>
      <text:p text:style-name="P7"/>
      <text:list xml:id="list142530540634382" text:continue-numbering="true" text:style-name="L12">
        <text:list-item>
          <text:p text:style-name="P56">Crear una nueva tabla llamada INFORMACIÓN UNIVERSITARIA que tenga el NOMBRE y los dos APELLIDOS (en un solo atributo) de todos los EMPLEADOS junto con la UNIVERSIDAD donde estudiaron. Cárguela con los datos correspondientes.</text:p>
        </text:list-item>
      </text:list>
      <text:p text:style-name="P7"/>
      <text:p text:style-name="P29">CREATE TABLE información_universitaria</text:p>
      <text:p text:style-name="P29">AS SELECT</text:p>
      <text:p text:style-name="P29"><text:s text:c="4"/>nombre||’ ‘||apellido1||’ ‘||apellido2 as nombre_empl,</text:p>
      <text:p text:style-name="P29"><text:s text:c="4"/>nombre_univ as nombre_univ</text:p>
      <text:p text:style-name="P29">FROM</text:p>
      <text:p text:style-name="P29"><text:s text:c="4"/>empleados e,</text:p>
      <text:p text:style-name="P29"><text:s text:c="4"/>estudios es,</text:p>
      <text:p text:style-name="P29"><text:s text:c="4"/>univeridad u</text:p>
      <text:p text:style-name="P29">WHERE</text:p>
      <text:p text:style-name="P29"><text:s text:c="4"/>e.dni=es.empleado_dni</text:p>
      <text:p text:style-name="P29"><text:s text:c="4"/>AND es.universidad=u.univ_cod;</text:p>
      <text:p text:style-name="P35"/>
      <text:list xml:id="list142531052117278" text:continue-numbering="true" text:style-name="L12">
        <text:list-item>
          <text:p text:style-name="P56">Crear una vista llamada NOMBRE_EMPLEADOS con el NOMBRE y los dos APELLIDOS (en un solo atributo) de todos los EMPLEADOS que son de Málaga.</text:p>
        </text:list-item>
      </text:list>
      <text:p text:style-name="P7"/>
      <text:p text:style-name="P29">CREATE VIEW empleados_malaga</text:p>
      <text:p text:style-name="P29">AS SELECT</text:p>
      <text:p text:style-name="P29"><text:s text:c="4"/>nombre||’ ‘||apellido1||’ ‘||apellido2 as nombre_empl</text:p>
      <text:p text:style-name="P29">FROM</text:p>
      <text:p text:style-name="P29"><text:s text:c="4"/>empleados</text:p>
      <text:p text:style-name="P29">WHERE</text:p>
      <text:p text:style-name="P29"><text:s text:c="4"/>municipio=’Málaga’;</text:p>
      <text:p text:style-name="P7"/>
      <text:list xml:id="list142530089751053" text:continue-numbering="true" text:style-name="L12">
        <text:list-item>
          <text:p text:style-name="P56">Crear otra vista llamada INFORMACION_EMPLEADOS con el NOMBRE y los dos APELLIDOS (en un solo atributo) y EDAD (no fecha de nacimiento) de todos los EMPLEADOS.</text:p>
        </text:list-item>
      </text:list>
      <text:p text:style-name="P7"/>
      <text:p text:style-name="P29">CREATE VIEW información_empleados</text:p>
      <text:p text:style-name="P29">AS SELECT</text:p>
      <text:p text:style-name="P29"><text:s text:c="4"/>nombre||’ ‘||apellido1||’ ‘||apellido2 as nombre_empl,</text:p>
      <text:p text:style-name="P29"><text:s text:c="4"/>round(SYSDATE-fecha_nacimiento/365) edad</text:p>
      <text:p text:style-name="P29">FROM</text:p>
      <text:p text:style-name="P29"><text:s text:c="4"/>empleados</text:p>
      <text:p text:style-name="P37"/>
      <text:list xml:id="list142531401669917" text:continue-numbering="true" text:style-name="L12">
        <text:list-item>
          <text:p text:style-name="P72">Crear otra vista sobre la anterior llamada INFORMACION_ACTUAL que dispone de toda la información de INFORMACION_EMPLEADOS junto con el SALARIO que está cobrando en este momento.</text:p>
        </text:list-item>
      </text:list>
      <text:p text:style-name="P7"/>
      <text:p text:style-name="P29">CREATE VIEW informacion_actual</text:p>
      <text:p text:style-name="P29">AS SELECT</text:p>
      <text:p text:style-name="P29"><text:s text:c="4"/>nombre_empl,</text:p>
      <text:p text:style-name="P29"><text:s text:c="4"/>salario</text:p>
      <text:p text:style-name="P29">FROM</text:p>
      <text:p text:style-name="P29"><text:s text:c="4"/>informacion_empleados ie,</text:p>
      <text:p text:style-name="P29"><text:s text:c="4"/>historial_salarial hs</text:p>
      <text:p text:style-name="P29">WHERE</text:p>
      <text:p text:style-name="P29"><text:s text:c="4"/>ie.dni=hs.empleado_dni</text:p>
      <text:p text:style-name="P29"><text:s text:c="4"/>AND fecha_fin IS NULL;</text:p>
      <text:p text:style-name="P7"/>
      <text:list xml:id="list142531654843359" text:continue-numbering="true" text:style-name="L12">
        <text:list-item>
          <text:p text:style-name="P56">Borrar todas las tablas. ¿Hay que tener en cuenta las claves ajenas a la hora de borrar las tablas?</text:p>
        </text:list-item>
      </text:list>
      <text:p text:style-name="P5"/>
      <text:p text:style-name="P14">Para borrar los registros de las tablas, hay que establecer un orden comenzando por las tablas hijas y terminando por las padres. De este modo, se cumplirían todas las restricciones de integridad referencial.</text:p>
      <text:p text:style-name="P14"/>
      <text:p text:style-name="P14">También se podrían borrar todas las claves ajenas y luego las tabl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pitch="fixed"/>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al Rounded MT Bold" svg:font-family="'Arial Rounded MT Bold', 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4pt" style:font-size-asian="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style:font-name="Century Schoolbook" fo:font-family="'Century Schoolbook'" style:font-family-generic="roman" style:font-pitch="variable" fo:font-size="12pt" fo:language="es" fo:country="ES"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line-height="0.423cm" fo:keep-with-next="always"/>
      <style:text-properties fo:text-transform="uppercase" style:font-name="Times" fo:font-family="Times" style:font-family-generic="roman" style:font-pitch="variable" fo:font-size="11pt" fo:language="es" fo:country="ES" fo:font-weight="bold" style:font-size-asian="11pt" style:font-weight-asian="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autospace="non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autospace="none"/>
      <style:text-properties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weight-complex="bold"/>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style:font-name="Arial" fo:font-family="Arial" style:font-family-generic="swiss" style:font-pitch="variable" fo:font-size="11pt" fo:language="en" fo:country="GB"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keep-with-next="always" style:text-autospace="none"/>
      <style:text-properties style:font-name="Arial" fo:font-family="Arial" style:font-family-generic="swiss" style:font-pitch="variable" fo:font-size="12pt" style:text-underline-style="solid" style:text-underline-width="auto" style:text-underline-color="font-color" style:font-size-asian="12pt" style:font-name-complex="Arial" style:font-family-complex="Arial" style:font-family-generic-complex="swiss" style:font-pitch-complex="variable"/>
    </style:style>
    <style:style style:name="Lista_20_con_20_viñetas" style:display-name="Lista con viñetas" style:family="paragraph" style:parent-style-name="Standard" style:list-style-name="WW8Num16">
      <style:paragraph-properties fo:margin-left="0.63cm" fo:margin-right="0cm" fo:text-align="justify" style:justify-single-word="false" fo:text-indent="-0.63cm" style:auto-text-indent="false"/>
      <style:text-properties style:font-name="Arial" fo:font-family="Arial" style:font-family-generic="swiss" style:font-pitch="variable" fo:font-size="14pt" fo:language="es" fo:country="ES" style:font-size-asian="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fo:font-size="9pt" fo:language="es" fo:country="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language="es" fo:country="ES"/>
    </style:style>
    <style:style style:name="Texto_20_independiente_20_2" style:display-name="Texto independiente 2" style:family="paragraph" style:parent-style-name="Standard">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language="es" fo:country="ES" fo:font-weight="bold" style:font-weight-asian="bold"/>
    </style:style>
    <style:style style:name="Texto_20_de_20_bloque" style:display-name="Texto de bloque" style:family="paragraph" style:parent-style-name="Standard">
      <style:paragraph-properties fo:margin-left="1.501cm" fo:margin-right="6.997cm" fo:text-indent="0cm" style:auto-text-indent="false" fo:padding-left="0.141cm" fo:padding-right="1.094cm" fo:padding-top="0.035cm" fo:padding-bottom="0.035cm" fo:border="0.51pt solid #000000"/>
      <style:text-properties fo:language="es" fo:country="ES"/>
    </style:style>
    <style:style style:name="Text" style:family="paragraph" style:parent-style-name="Standard" style:class="extra">
      <style:paragraph-properties fo:margin-left="0cm" fo:margin-right="0cm" fo:margin-top="0.353cm" fo:margin-bottom="0cm" loext:contextual-spacing="false" fo:line-height="0.423cm" fo:text-align="justify" style:justify-single-word="false" fo:text-indent="0.801cm" style:auto-text-indent="false"/>
      <style:text-properties style:font-name="Times" fo:font-family="Times" style:font-family-generic="roman" style:font-pitch="variable" fo:font-size="11pt" fo:language="es" fo:country="ES" style:font-size-asian="11pt"/>
    </style:style>
    <style:style style:name="Texto_20_independiente_20_3" style:display-name="Texto independiente 3" style:family="paragraph" style:parent-style-name="Standard">
      <style:paragraph-properties fo:text-align="justify"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Texto_20_comentario" style:display-name="Texto comentario" style:family="paragraph" style:parent-style-name="Standard">
      <style:text-properties fo:language="es" fo:country="ES"/>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Sangría_20_2_20_de_20_t._20_independiente" style:display-name="Sangría 2 de t. independiente" style:family="paragraph" style:parent-style-name="Standard">
      <style:paragraph-properties fo:margin-left="2.498cm" fo:margin-right="0cm"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1.249cm" fo:margin-right="0cm"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QL" style:family="paragraph" style:parent-style-name="Standard">
      <style:text-properties style:font-name="Courier 10 Pitch" fo:font-family="'Courier 10 Pitch'" style:font-pitch="fixed" fo:font-size="10pt" fo:font-weight="normal" style:font-weight-asian="normal" style:font-weight-complex="normal"/>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fo:font-size="8pt" style:font-size-asian="8pt"/>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11z0" style:family="text">
      <style:text-properties fo:font-weight="bold" style:font-weight-asian="bold"/>
    </style:style>
    <style:style style:name="WW8Num16z0" style:family="text">
      <style:text-properties style:font-name="Times New Roman" fo:font-family="'Times New Roman'" style:font-family-generic="roman" style:font-pitch="variable"/>
    </style:style>
    <style:style style:name="WW8Num19z0" style:family="text">
      <style:text-properties style:font-name="Wingdings" fo:font-family="Wingdings" style:font-pitch="variable" style:font-charset="x-symbol" fo:font-size="8pt" style:font-size-asian="8pt"/>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19z4" style:family="text">
      <style:text-properties style:font-name="Courier New" fo:font-family="'Courier New'" style:font-family-generic="modern"/>
    </style:style>
    <style:style style:name="WW8Num24z0" style:family="text">
      <style:text-properties style:font-name="Wingdings" fo:font-family="Wingdings" style:font-pitch="variable" style:font-charset="x-symbol"/>
    </style:style>
    <style:style style:name="WW8Num24z1" style:family="text">
      <style:text-properties style:font-name="Courier New" fo:font-family="'Courier New'" style:font-family-generic="modern"/>
    </style:style>
    <style:style style:name="WW8Num24z3" style:family="text">
      <style:text-properties style:font-name="Symbol" fo:font-family="Symbol" style:font-family-generic="roman" style:font-pitch="variable" style:font-charset="x-symbol"/>
    </style:style>
    <style:style style:name="WW8Num31z0" style:family="text">
      <style:text-properties style:font-name="Wingdings" fo:font-family="Wingdings" style:font-pitch="variable" style:font-charset="x-symbol" fo:font-size="8pt" style:font-size-asian="8pt"/>
    </style:style>
    <style:style style:name="WW8Num31z1" style:family="text">
      <style:text-properties style:font-name="Courier New" fo:font-family="'Courier New'" style:font-family-generic="modern"/>
    </style:style>
    <style:style style:name="WW8Num31z2" style:family="text">
      <style:text-properties style:font-name="Wingdings" fo:font-family="Wingdings" style:font-pitch="variable" style:font-charset="x-symbol"/>
    </style:style>
    <style:style style:name="WW8Num31z3" style:family="text">
      <style:text-properties style:font-name="Symbol" fo:font-family="Symbol" style:font-family-generic="roman"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family-generic="modern"/>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4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7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3.122cm" fo:text-indent="-0.635cm" fo:margin-left="3.122cm"/>
        </style:list-level-properties>
        <style:text-properties style:font-name="Times New Roman"/>
      </text:list-level-style-bullet>
      <text:list-level-style-bullet text:level="2" text:style-name="WW8Num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4z1" text:bullet-char="o">
        <style:list-level-properties text:list-level-position-and-space-mode="label-alignment">
          <style:list-level-label-alignment text:label-followed-by="listtab" text:list-tab-stop-position="3.149cm" fo:text-indent="-0.635cm" fo:margin-left="3.149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959cm" fo:text-indent="-0.635cm" fo:margin-left="6.959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769cm" fo:text-indent="-0.635cm" fo:margin-left="10.769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WW8Num19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9z4"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9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9z4"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9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text:list-tab-stop-position="1.296cm" fo:text-indent="-0.635cm" fo:margin-left="1.29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2.566cm" fo:text-indent="-0.635cm" fo:margin-left="2.566cm"/>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text:list-tab-stop-position="3.836cm" fo:text-indent="-0.635cm" fo:margin-left="3.83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106cm" fo:text-indent="-0.635cm" fo:margin-left="5.10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6.376cm" fo:text-indent="-0.635cm" fo:margin-left="6.376cm"/>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text:list-tab-stop-position="7.646cm" fo:text-indent="-0.635cm" fo:margin-left="7.64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8.916cm" fo:text-indent="-0.635cm" fo:margin-left="8.91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186cm" fo:text-indent="-0.635cm" fo:margin-left="10.1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5cm" style:type="center"/>
          <style:tab-stop style:position="15.998cm" style:type="right"/>
        </style:tab-stops>
      </style:paragraph-properties>
      <style:text-properties officeooo:paragraph-rsid="00187195"/>
    </style:style>
    <style:style style:name="MT1" style:family="text">
      <style:text-properties officeooo:rsid="0018719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801cm" fo:margin-left="0cm" fo:margin-right="0cm" fo:margin-top="0.702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Ejercicios SQL - <text:span text:style-name="MT1">Definición</text:span> de Datos - <text:span text:style-name="MT1">Solución<text:tab/><text:tab/>Página </text:span><text:span text:style-name="MT1"><text:page-number text:select-page="current">17</text:page-number></text:span><text:span text:style-name="MT1"> de </text:span><text:span text:style-name="MT1"><text:page-count>17</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jercicios de Lenguaje Definición de Datos - DDL</dc:title>
    <meta:initial-creator>LUIS ISIDRO MARTINEZ GIMENEZ</meta:initial-creator>
    <meta:creation-date>2008-01-18T13:45:00</meta:creation-date>
    <dc:date>2016-10-31T14:25:29.093008789</dc:date>
    <meta:print-date>2005-07-29T15:53:00</meta:print-date>
    <meta:editing-cycles>16</meta:editing-cycles>
    <meta:editing-duration>PT2H1M40S</meta:editing-duration>
    <meta:generator>LibreOffice/5.1.4.2$Linux_X86_64 LibreOffice_project/10m0$Build-2</meta:generator>
    <meta:document-statistic meta:table-count="3" meta:image-count="0" meta:object-count="0" meta:page-count="17" meta:paragraph-count="539" meta:word-count="2919" meta:character-count="22223" meta:non-whitespace-character-count="18529"/>
    <meta:user-defined meta:name="Información 1"/>
    <meta:user-defined meta:name="Información 2"/>
    <meta:user-defined meta:name="Información 3"/>
    <meta:user-defined meta:name="Información 4"/>
  </office:meta>
</office:document-meta>
</file>